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8.909cm" fo:margin-left="0.086cm" table:align="left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18.909cm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top" fo:background-color="#d9d9d9" fo:padding-left="0.123cm" fo:padding-right="0.123cm" fo:padding-top="0cm" fo:padding-bottom="0cm" fo:border-left="0.25pt solid #000000" fo:border-right="0.25pt solid #000000" fo:border-top="0.5pt solid #000000" fo:border-bottom="0.25pt solid #000000" style:writing-mode="lr-tb">
        <style:background-image/>
      </style:table-cell-properties>
    </style:style>
    <style:style style:name="Table1" style:family="table">
      <style:table-properties style:width="19.008cm" fo:margin-left="0.092cm" table:align="left" style:writing-mode="lr-tb"/>
    </style:style>
    <style:style style:name="Table1.A" style:family="table-column">
      <style:table-column-properties style:column-width="4.8cm"/>
    </style:style>
    <style:style style:name="Table1.B" style:family="table-column">
      <style:table-column-properties style:column-width="3.205cm"/>
    </style:style>
    <style:style style:name="Table1.C" style:family="table-column">
      <style:table-column-properties style:column-width="3.092cm"/>
    </style:style>
    <style:style style:name="Table1.D" style:family="table-column">
      <style:table-column-properties style:column-width="2.942cm"/>
    </style:style>
    <style:style style:name="Table1.E" style:family="table-column">
      <style:table-column-properties style:column-width="4.969cm"/>
    </style:style>
    <style:style style:name="Table1.1" style:family="table-row">
      <style:table-row-properties style:min-row-height="0.106cm" fo:keep-together="auto"/>
    </style:style>
    <style:style style:name="Table1.A1" style:family="table-cell">
      <style:table-cell-properties style:vertical-align="top" fo:background-color="#d9d9d9" fo:padding-left="0.123cm" fo:padding-right="0.123cm" fo:padding-top="0cm" fo:padding-bottom="0cm" fo:border-left="0.25pt solid #000000" fo:border-right="0.25pt solid #000000" fo:border-top="0.5pt solid #000000" fo:border-bottom="0.25pt solid #000000" style:writing-mode="lr-tb">
        <style:background-image/>
      </style:table-cell-properties>
    </style:style>
    <style:style style:name="Table1.2" style:family="table-row">
      <style:table-row-properties style:min-row-height="0.215cm" fo:keep-together="auto"/>
    </style:style>
    <style:style style:name="Table1.A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B2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1.3" style:family="table-row">
      <style:table-row-properties style:min-row-height="0.284cm" fo:keep-together="auto"/>
    </style:style>
    <style:style style:name="Table1.A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E3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1.A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B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C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D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E4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" style:family="table">
      <style:table-properties style:width="18.997cm" fo:margin-left="0.0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4.A" style:family="table-column">
      <style:table-column-properties style:column-width="3.893cm"/>
    </style:style>
    <style:style style:name="Table4.B" style:family="table-column">
      <style:table-column-properties style:column-width="0.51cm"/>
    </style:style>
    <style:style style:name="Table4.C" style:family="table-column">
      <style:table-column-properties style:column-width="0.058cm"/>
    </style:style>
    <style:style style:name="Table4.D" style:family="table-column">
      <style:table-column-properties style:column-width="1.132cm"/>
    </style:style>
    <style:style style:name="Table4.E" style:family="table-column">
      <style:table-column-properties style:column-width="0.984cm"/>
    </style:style>
    <style:style style:name="Table4.F" style:family="table-column">
      <style:table-column-properties style:column-width="1.707cm"/>
    </style:style>
    <style:style style:name="Table4.G" style:family="table-column">
      <style:table-column-properties style:column-width="0.616cm"/>
    </style:style>
    <style:style style:name="Table4.H" style:family="table-column">
      <style:table-column-properties style:column-width="2.397cm"/>
    </style:style>
    <style:style style:name="Table4.I" style:family="table-column">
      <style:table-column-properties style:column-width="0.404cm"/>
    </style:style>
    <style:style style:name="Table4.J" style:family="table-column">
      <style:table-column-properties style:column-width="1.859cm"/>
    </style:style>
    <style:style style:name="Table4.K" style:family="table-column">
      <style:table-column-properties style:column-width="0.542cm"/>
    </style:style>
    <style:style style:name="Table4.L" style:family="table-column">
      <style:table-column-properties style:column-width="1.3cm"/>
    </style:style>
    <style:style style:name="Table4.M" style:family="table-column">
      <style:table-column-properties style:column-width="1.693cm"/>
    </style:style>
    <style:style style:name="Table4.N" style:family="table-column">
      <style:table-column-properties style:column-width="1.901cm"/>
    </style:style>
    <style:style style:name="Table4.1" style:family="table-row">
      <style:table-row-properties style:min-row-height="0.265cm" fo:keep-together="auto"/>
    </style:style>
    <style:style style:name="Table4.A1" style:family="table-cell">
      <style:table-cell-properties style:vertical-align="top" fo:background-color="#d9d9d9" fo:padding-left="0.123cm" fo:padding-right="0.123cm" fo:padding-top="0cm" fo:padding-bottom="0cm" fo:border-left="0.25pt solid #000000" fo:border-right="0.25pt solid #000000" fo:border-top="0.5pt solid #000000" fo:border-bottom="0.25pt solid #000000" style:writing-mode="lr-tb">
        <style:background-image/>
      </style:table-cell-properties>
    </style:style>
    <style:style style:name="Table4.2" style:family="table-row">
      <style:table-row-properties style:min-row-height="0.325cm" fo:keep-together="auto"/>
    </style:style>
    <style:style style:name="Table4.A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B2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3" style:family="table-row">
      <style:table-row-properties style:min-row-height="0.106cm" fo:keep-together="auto"/>
    </style:style>
    <style:style style:name="Table4.A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L3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4" style:family="table-row">
      <style:table-row-properties style:min-row-height="0.295cm" fo:keep-together="auto"/>
    </style:style>
    <style:style style:name="Table4.A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B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E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H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L4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H5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6" style:family="table-row">
      <style:table-row-properties style:min-row-height="0.272cm" fo:keep-together="auto"/>
    </style:style>
    <style:style style:name="Table4.7" style:family="table-row">
      <style:table-row-properties style:min-row-height="0.252cm" fo:keep-together="auto"/>
    </style:style>
    <style:style style:name="Table4.A7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8" style:family="table-row">
      <style:table-row-properties style:min-row-height="0.169cm" fo:keep-together="auto"/>
    </style:style>
    <style:style style:name="Table4.A8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9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C9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G9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J9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M9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10" style:family="table-row">
      <style:table-row-properties style:min-row-height="0.25cm" fo:keep-together="auto"/>
    </style:style>
    <style:style style:name="Table4.A1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C1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G10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11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C11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12" style:family="table-row">
      <style:table-row-properties style:min-row-height="0.213cm" fo:keep-together="auto"/>
    </style:style>
    <style:style style:name="Table4.13" style:family="table-row">
      <style:table-row-properties style:min-row-height="0.141cm" fo:keep-together="auto"/>
    </style:style>
    <style:style style:name="Table4.A13" style:family="table-cell">
      <style:table-cell-properties style:vertical-align="top" fo:background-color="#d9d9d9" fo:padding-left="0.123cm" fo:padding-right="0.123cm" fo:padding-top="0cm" fo:padding-bottom="0cm" fo:border="0.25pt solid #000000" style:writing-mode="lr-tb">
        <style:background-image/>
      </style:table-cell-properties>
    </style:style>
    <style:style style:name="Table4.14" style:family="table-row">
      <style:table-row-properties style:min-row-height="0.102cm" fo:keep-together="auto"/>
    </style:style>
    <style:style style:name="Table4.A1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D1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1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I1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1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14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15" style:family="table-row">
      <style:table-row-properties style:min-row-height="0.37cm" fo:keep-together="auto"/>
    </style:style>
    <style:style style:name="Table4.A1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1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I1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1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15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16" style:family="table-row">
      <style:table-row-properties style:min-row-height="0.437cm" fo:keep-together="auto"/>
    </style:style>
    <style:style style:name="Table4.A1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1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I1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1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16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17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D17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F17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I17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K17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N17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18" style:family="table-row">
      <style:table-row-properties style:min-row-height="0.138cm" fo:keep-together="auto"/>
    </style:style>
    <style:style style:name="Table4.A1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1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I1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1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18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19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F19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I19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K19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N19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A20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A21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22" style:family="table-row">
      <style:table-row-properties style:min-row-height="0.155cm" fo:background-color="transparent" fo:keep-together="auto">
        <style:background-image/>
      </style:table-row-properties>
    </style:style>
    <style:style style:name="Table4.A2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D2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F2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I2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K22" style:family="table-cell">
      <style:table-cell-properties style:vertical-align="top" fo:background-color="#d9d9d9" fo:padding-left="0.123cm" fo:padding-right="0.123cm" fo:padding-top="0cm" fo:padding-bottom="0cm" fo:border-left="0.25pt solid #000000" fo:border-right="none" fo:border-top="0.5pt solid #000000" fo:border-bottom="0.25pt solid #000000" style:writing-mode="lr-tb">
        <style:background-image/>
      </style:table-cell-properties>
    </style:style>
    <style:style style:name="Table4.A23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A24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26" style:family="table-row">
      <style:table-row-properties style:min-row-height="0.205cm" fo:keep-together="auto"/>
    </style:style>
    <style:style style:name="Table4.A2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D2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2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I2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2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26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27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27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I27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27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27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2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2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I2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2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28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29" style:family="table-row">
      <style:table-row-properties style:min-row-height="0.245cm" fo:keep-together="auto"/>
    </style:style>
    <style:style style:name="Table4.A2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D2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2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I2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2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29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30" style:family="table-row">
      <style:table-row-properties style:min-row-height="0.196cm" fo:keep-together="auto"/>
    </style:style>
    <style:style style:name="Table4.A3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3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I3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3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30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31" style:family="table-row">
      <style:table-row-properties style:min-row-height="0.196cm" fo:keep-together="auto"/>
    </style:style>
    <style:style style:name="Table4.A31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F31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I31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K31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N31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32" style:family="table-row">
      <style:table-row-properties style:min-row-height="0.196cm" fo:keep-together="auto"/>
    </style:style>
    <style:style style:name="Table4.A32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33" style:family="table-row">
      <style:table-row-properties style:min-row-height="0.196cm" fo:keep-together="auto"/>
    </style:style>
    <style:style style:name="Table4.A33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34" style:family="table-row">
      <style:table-row-properties style:min-row-height="0.944cm" fo:background-color="transparent" fo:keep-together="auto">
        <style:background-image/>
      </style:table-row-properties>
    </style:style>
    <style:style style:name="Table4.A3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D3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3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I3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34" style:family="table-cell">
      <style:table-cell-properties style:vertical-align="top" fo:background-color="#d9d9d9" fo:padding="0.123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N34" style:family="table-cell">
      <style:table-cell-properties style:vertical-align="top" fo:background-color="#d9d9d9" fo:padding="0.123cm" fo:border="0.5pt solid #000000" style:writing-mode="lr-tb">
        <style:background-image/>
      </style:table-cell-properties>
    </style:style>
    <style:style style:name="Table4.35" style:family="table-row">
      <style:table-row-properties style:min-row-height="0.3cm" fo:background-color="transparent" fo:keep-together="auto">
        <style:background-image/>
      </style:table-row-properties>
    </style:style>
    <style:style style:name="Table4.A35" style:family="table-cell">
      <style:table-cell-properties style:vertical-align="top" fo:padding-left="0.123cm" fo:padding-right="0.123cm" fo:padding-top="0cm" fo:padding-bottom="0cm" fo:border-left="0.25pt solid #000000" fo:border-right="0.5pt solid #000000" fo:border-top="none" fo:border-bottom="0.5pt solid #000000" style:writing-mode="lr-tb"/>
    </style:style>
    <style:style style:name="Table4.A36" style:family="table-cell">
      <style:table-cell-properties style:vertical-align="top" fo:padding-left="0.123cm" fo:padding-right="0.123cm" fo:padding-top="0cm" fo:padding-bottom="0cm" fo:border-left="0.25pt solid #000000" fo:border-right="0.5pt solid #000000" fo:border-top="none" fo:border-bottom="0.5pt solid #000000" style:writing-mode="lr-tb"/>
    </style:style>
    <style:style style:name="Table4.A37" style:family="table-cell">
      <style:table-cell-properties style:vertical-align="top" fo:padding-left="0.123cm" fo:padding-right="0.123cm" fo:padding-top="0cm" fo:padding-bottom="0cm" fo:border-left="0.25pt solid #000000" fo:border-right="0.5pt solid #000000" fo:border-top="none" fo:border-bottom="0.5pt solid #000000" style:writing-mode="lr-tb"/>
    </style:style>
    <style:style style:name="Table4.A38" style:family="table-cell">
      <style:table-cell-properties style:vertical-align="top" fo:padding-left="0.123cm" fo:padding-right="0.123cm" fo:padding-top="0cm" fo:padding-bottom="0cm" fo:border-left="0.25pt solid #000000" fo:border-right="0.5pt solid #000000" fo:border-top="none" fo:border-bottom="0.5pt solid #000000" style:writing-mode="lr-tb"/>
    </style:style>
    <style:style style:name="Table4.39" style:family="table-row">
      <style:table-row-properties style:min-row-height="0.605cm" fo:background-color="transparent" fo:keep-together="auto">
        <style:background-image/>
      </style:table-row-properties>
    </style:style>
    <style:style style:name="Table4.A3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D3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F3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I3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K39" style:family="table-cell">
      <style:table-cell-properties style:vertical-align="top" fo:background-color="#d9d9d9" fo:padding="0.123cm" fo:border-left="0.5pt solid #000000" fo:border-right="none" fo:border-top="none" fo:border-bottom="0.5pt solid #000000" style:writing-mode="lr-tb">
        <style:background-image/>
      </style:table-cell-properties>
    </style:style>
    <style:style style:name="Table4.N39" style:family="table-cell">
      <style:table-cell-properties style:vertical-align="top" fo:background-color="#d9d9d9" fo:padding="0.123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.A40" style:family="table-cell">
      <style:table-cell-properties style:vertical-align="top" fo:padding-left="0.123cm" fo:padding-right="0.123cm" fo:padding-top="0cm" fo:padding-bottom="0cm" fo:border-left="0.25pt solid #000000" fo:border-right="0.5pt solid #000000" fo:border-top="none" fo:border-bottom="0.5pt solid #000000" style:writing-mode="lr-tb"/>
    </style:style>
    <style:style style:name="Table4.A41" style:family="table-cell">
      <style:table-cell-properties style:vertical-align="top" fo:padding-left="0.123cm" fo:padding-right="0.123cm" fo:padding-top="0cm" fo:padding-bottom="0cm" fo:border-left="0.25pt solid #000000" fo:border-right="0.5pt solid #000000" fo:border-top="none" fo:border-bottom="0.5pt solid #000000" style:writing-mode="lr-tb"/>
    </style:style>
    <style:style style:name="Table5" style:family="table">
      <style:table-properties style:width="18.904cm" fo:margin-left="0.092cm" table:align="left" fo:background-color="transparent" fo:keep-with-next="auto" style:may-break-between-rows="true" style:writing-mode="lr-tb">
        <style:background-image/>
      </style:table-properties>
    </style:style>
    <style:style style:name="Table5.A" style:family="table-column">
      <style:table-column-properties style:column-width="2.762cm"/>
    </style:style>
    <style:style style:name="Table5.B" style:family="table-column">
      <style:table-column-properties style:column-width="0.314cm"/>
    </style:style>
    <style:style style:name="Table5.C" style:family="table-column">
      <style:table-column-properties style:column-width="4.824cm"/>
    </style:style>
    <style:style style:name="Table5.D" style:family="table-column">
      <style:table-column-properties style:column-width="5.66cm"/>
    </style:style>
    <style:style style:name="Table5.E" style:family="table-column">
      <style:table-column-properties style:column-width="5.343cm"/>
    </style:style>
    <style:style style:name="Table5.1" style:family="table-row">
      <style:table-row-properties style:min-row-height="0.272cm" fo:keep-together="auto"/>
    </style:style>
    <style:style style:name="Table5.A1" style:family="table-cell">
      <style:table-cell-properties style:vertical-align="top" fo:background-color="#d9d9d9" fo:padding-left="0.123cm" fo:padding-right="0.123cm" fo:padding-top="0cm" fo:padding-bottom="0cm" fo:border-left="0.25pt solid #000000" fo:border-right="0.25pt solid #000000" fo:border-top="0.5pt solid #000000" fo:border-bottom="0.25pt solid #000000" style:writing-mode="lr-tb">
        <style:background-image/>
      </style:table-cell-properties>
    </style:style>
    <style:style style:name="Table5.2" style:family="table-row">
      <style:table-row-properties style:min-row-height="0.552cm" fo:keep-together="auto"/>
    </style:style>
    <style:style style:name="Table5.A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dotted #000000" style:writing-mode="lr-tb"/>
    </style:style>
    <style:style style:name="Table5.B2" style:family="table-cell">
      <style:table-cell-properties style:vertical-align="top" fo:padding-left="0.123cm" fo:padding-right="0.123cm" fo:padding-top="0cm" fo:padding-bottom="0cm" fo:border-left="none" fo:border-right="none" fo:border-top="0.25pt solid #000000" fo:border-bottom="0.5pt dotted #000000" style:writing-mode="lr-tb"/>
    </style:style>
    <style:style style:name="Table5.D2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0.25pt solid #000000" fo:border-bottom="0.5pt dotted #000000" style:writing-mode="lr-tb"/>
    </style:style>
    <style:style style:name="Table5.3" style:family="table-row">
      <style:table-row-properties style:min-row-height="0.64cm" fo:keep-together="auto"/>
    </style:style>
    <style:style style:name="Table5.A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dotted #000000" style:writing-mode="lr-tb"/>
    </style:style>
    <style:style style:name="Table5.B3" style:family="table-cell">
      <style:table-cell-properties style:vertical-align="top" fo:padding-left="0.123cm" fo:padding-right="0.123cm" fo:padding-top="0cm" fo:padding-bottom="0cm" fo:border-left="none" fo:border-right="none" fo:border-top="0.5pt dotted #000000" fo:border-bottom="0.5pt dotted #000000" style:writing-mode="lr-tb"/>
    </style:style>
    <style:style style:name="Table5.D3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0.25pt solid #000000" fo:border-bottom="0.5pt dotted #000000" style:writing-mode="lr-tb"/>
    </style:style>
    <style:style style:name="Table5.4" style:family="table-row">
      <style:table-row-properties style:min-row-height="0.991cm" fo:keep-together="auto"/>
    </style:style>
    <style:style style:name="Table5.A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D4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0.5pt dotted #000000" fo:border-bottom="0.25pt solid #000000" style:writing-mode="lr-tb"/>
    </style:style>
    <style:style style:name="Table5.5" style:family="table-row">
      <style:table-row-properties style:min-row-height="1.746cm" fo:keep-together="auto"/>
    </style:style>
    <style:style style:name="Table5.A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none" style:writing-mode="lr-tb"/>
    </style:style>
    <style:style style:name="Table5.D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E5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5.6" style:family="table-row">
      <style:table-row-properties style:min-row-height="2.461cm" fo:keep-together="auto"/>
    </style:style>
    <style:style style:name="Table5.A6" style:family="table-cell">
      <style:table-cell-properties style:vertical-align="top" fo:padding-left="0.123cm" fo:padding-right="0.123cm" fo:padding-top="0cm" fo:padding-bottom="0cm" fo:border-left="0.25pt solid #000000" fo:border-right="none" fo:border-top="0.5pt dotted #000000" fo:border-bottom="0.5pt dotted #000000" style:writing-mode="lr-tb"/>
    </style:style>
    <style:style style:name="Table5.C6" style:family="table-cell">
      <style:table-cell-properties style:vertical-align="top" fo:padding-left="0.123cm" fo:padding-right="0.123cm" fo:padding-top="0cm" fo:padding-bottom="0cm" fo:border-left="none" fo:border-right="none" fo:border-top="0.5pt dotted #000000" fo:border-bottom="none" style:writing-mode="lr-tb"/>
    </style:style>
    <style:style style:name="Table5.D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E6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5.7" style:family="table-row">
      <style:table-row-properties style:min-row-height="0.095cm" fo:keep-together="auto"/>
    </style:style>
    <style:style style:name="Table5.A7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5.D7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E7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5.8" style:family="table-row">
      <style:table-row-properties style:min-row-height="0.746cm" fo:keep-together="auto"/>
    </style:style>
    <style:style style:name="Table5.A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D8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5.9" style:family="table-row">
      <style:table-row-properties style:min-row-height="0.302cm" fo:keep-together="auto"/>
    </style:style>
    <style:style style:name="Table5.A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D9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5.10" style:family="table-row">
      <style:table-row-properties style:min-row-height="0.115cm" fo:keep-together="auto"/>
    </style:style>
    <style:style style:name="Table5.A10" style:family="table-cell">
      <style:table-cell-properties style:vertical-align="top" fo:background-color="#d9d9d9" fo:padding-left="0.123cm" fo:padding-right="0.123cm" fo:padding-top="0cm" fo:padding-bottom="0cm" fo:border="0.25pt solid #000000" style:writing-mode="lr-tb">
        <style:background-image/>
      </style:table-cell-properties>
    </style:style>
    <style:style style:name="Table5.11" style:family="table-row">
      <style:table-row-properties style:min-row-height="0.295cm" fo:keep-together="auto"/>
    </style:style>
    <style:style style:name="P1" style:family="paragraph" style:parent-style-name="Standard">
      <style:paragraph-properties fo:text-align="end" style:justify-single-word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2" style:family="paragraph" style:parent-style-name="Standard"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3" style:family="paragraph" style:parent-style-name="Standard">
      <style:paragraph-properties fo:text-align="justify" style:justify-single-word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4" style:family="paragraph" style:parent-style-name="Standard">
      <style:paragraph-properties style:snap-to-layout-grid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5" style:family="paragraph" style:parent-style-name="Standard">
      <style:paragraph-properties style:snap-to-layout-grid="false"/>
      <style:text-properties style:use-window-font-color="true" style:font-name="Arial Narrow" fo:font-size="10pt" officeooo:paragraph-rsid="01660417" style:font-size-asian="10pt" style:font-name-complex="Arial Narrow" style:font-size-complex="10pt"/>
    </style:style>
    <style:style style:name="P6" style:family="paragraph" style:parent-style-name="Standard">
      <style:paragraph-properties fo:text-align="center" style:justify-single-word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7" style:family="paragraph" style:parent-style-name="Standard">
      <style:paragraph-properties fo:text-align="center" style:justify-single-word="false" style:snap-to-layout-grid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8" style:family="paragraph" style:parent-style-name="Standard">
      <style:text-properties style:use-window-font-color="true" style:font-name="Arial Narrow" fo:font-size="10pt" officeooo:paragraph-rsid="0163201e" style:font-size-asian="10pt" style:font-name-complex="Arial Narrow" style:font-size-complex="10pt"/>
    </style:style>
    <style:style style:name="P9" style:family="paragraph" style:parent-style-name="Standard">
      <style:paragraph-properties>
        <style:tab-stops>
          <style:tab-stop style:position="1.607cm"/>
        </style:tab-stops>
      </style:paragraph-properties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10" style:family="paragraph" style:parent-style-name="Standard">
      <style:text-properties style:use-window-font-color="true" style:font-name="Arial Narrow" fo:font-size="10pt" officeooo:paragraph-rsid="01cc76a3" style:font-size-asian="10pt" style:font-name-complex="Arial Narrow" style:font-size-complex="10pt"/>
    </style:style>
    <style:style style:name="P11" style:family="paragraph" style:parent-style-name="Standard">
      <style:text-properties style:use-window-font-color="true" style:font-name="Arial Narrow" fo:font-size="10pt" officeooo:rsid="01df7ced" officeooo:paragraph-rsid="01df7ced" style:font-size-asian="10pt" style:font-name-complex="Arial Narrow" style:font-size-complex="10pt"/>
    </style:style>
    <style:style style:name="P12" style:family="paragraph" style:parent-style-name="Standard">
      <style:text-properties style:use-window-font-color="true" style:font-name="Arial Narrow" fo:font-size="10pt" officeooo:rsid="01e6063e" officeooo:paragraph-rsid="01e6063e" style:font-size-asian="10pt" style:font-name-complex="Arial Narrow" style:font-size-complex="10pt"/>
    </style:style>
    <style:style style:name="P13" style:family="paragraph" style:parent-style-name="Standard">
      <style:text-properties style:use-window-font-color="true" style:font-name="Arial Narrow" fo:font-size="10pt" officeooo:paragraph-rsid="01e6063e" style:font-size-asian="10pt" style:font-name-complex="Arial Narrow" style:font-size-complex="10pt"/>
    </style:style>
    <style:style style:name="P14" style:family="paragraph" style:parent-style-name="Standard">
      <style:text-properties style:use-window-font-color="true" style:font-name="Arial Narrow" fo:font-size="10pt" officeooo:paragraph-rsid="01fa4efa" style:font-size-asian="10pt" style:font-name-complex="Arial Narrow" style:font-size-complex="10pt"/>
    </style:style>
    <style:style style:name="P15" style:family="paragraph" style:parent-style-name="Standard">
      <style:paragraph-properties fo:text-align="center" style:justify-single-word="false"/>
      <style:text-properties style:use-window-font-color="true" style:font-name="Arial Narrow" fo:font-size="10pt" fo:font-weight="bold" officeooo:paragraph-rsid="0161850f" style:font-size-asian="10pt" style:font-weight-asian="bold" style:font-name-complex="Arial" style:font-size-complex="10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use-window-font-color="true" style:font-name="Arial Narrow" fo:font-size="10pt" fo:font-weight="bold" officeooo:paragraph-rsid="0161850f" style:font-size-asian="10pt" style:font-weight-asian="bold" style:font-name-complex="Arial Narrow" style:font-size-complex="10pt" style:font-weight-complex="bold"/>
    </style:style>
    <style:style style:name="P17" style:family="paragraph" style:parent-style-name="Standard">
      <style:text-properties style:use-window-font-color="true" style:font-name="Arial Narrow" fo:font-size="10pt" fo:font-weight="bold" officeooo:paragraph-rsid="0161850f" style:font-size-asian="10pt" style:font-weight-asian="bold" style:font-name-complex="Arial Narrow" style:font-size-complex="10pt" style:font-weight-complex="bold"/>
    </style:style>
    <style:style style:name="P18" style:family="paragraph" style:parent-style-name="Standard">
      <style:text-properties style:use-window-font-color="true" style:font-name="Arial Narrow" fo:font-size="9pt" fo:font-weight="bold" officeooo:paragraph-rsid="0161850f" style:font-size-asian="9pt" style:font-weight-asian="bold" style:font-name-complex="Arial Narrow" style:font-size-complex="9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use-window-font-color="true" style:font-name="Arial Narrow" fo:font-size="9pt" fo:font-weight="bold" officeooo:paragraph-rsid="0161850f" style:font-size-asian="9pt" style:font-weight-asian="bold" style:font-name-complex="Arial Narrow" style:font-size-complex="9pt" style:font-weight-complex="bold"/>
    </style:style>
    <style:style style:name="P20" style:family="paragraph" style:parent-style-name="Standard">
      <style:text-properties style:use-window-font-color="true" style:font-name="Arial Narrow" fo:font-size="9pt" officeooo:paragraph-rsid="0161850f" style:font-size-asian="9pt" style:font-name-complex="Arial Narrow" style:font-size-complex="9pt"/>
    </style:style>
    <style:style style:name="P21" style:family="paragraph" style:parent-style-name="Standard">
      <style:paragraph-properties fo:text-align="end" style:justify-single-word="false"/>
      <style:text-properties style:use-window-font-color="true" style:font-name="Arial Narrow" fo:font-size="9pt" officeooo:paragraph-rsid="0161850f" style:font-size-asian="9pt" style:font-name-complex="Arial Narrow" style:font-size-complex="9pt"/>
    </style:style>
    <style:style style:name="P22" style:family="paragraph" style:parent-style-name="Standard">
      <style:text-properties style:use-window-font-color="true" style:font-name="Arial Narrow" fo:font-size="9pt" officeooo:rsid="01a478ad" officeooo:paragraph-rsid="01a478ad" style:font-size-asian="9pt" style:font-name-complex="Arial Narrow" style:font-size-complex="9pt"/>
    </style:style>
    <style:style style:name="P23" style:family="paragraph" style:parent-style-name="Standard">
      <style:paragraph-properties fo:text-align="center" style:justify-single-word="false"/>
      <style:text-properties style:use-window-font-color="true" style:font-name="Arial" fo:font-size="12pt" fo:font-weight="bold" officeooo:paragraph-rsid="0161850f" style:font-size-asian="12pt" style:font-weight-asian="bold" style:font-name-complex="Arial" style:font-size-complex="12pt" style:font-weight-complex="bold"/>
    </style:style>
    <style:style style:name="P24" style:family="paragraph" style:parent-style-name="Standard">
      <style:paragraph-properties fo:text-align="end" style:justify-single-word="false" style:snap-to-layout-grid="false"/>
      <style:text-properties style:use-window-font-color="true" style:font-name="Arial" fo:font-size="9pt" officeooo:paragraph-rsid="0161850f" style:font-size-asian="9pt" style:font-name-complex="Arial" style:font-size-complex="9pt"/>
    </style:style>
    <style:style style:name="P25" style:family="paragraph" style:parent-style-name="Standard">
      <style:text-properties style:use-window-font-color="true" style:font-name="Arial" fo:font-size="9pt" officeooo:paragraph-rsid="0161850f" style:font-size-asian="9pt" style:font-name-complex="Arial" style:font-size-complex="9pt"/>
    </style:style>
    <style:style style:name="P26" style:family="paragraph" style:parent-style-name="Standard">
      <style:paragraph-properties fo:text-align="center" style:justify-single-word="false"/>
      <style:text-properties style:use-window-font-color="true" fo:font-size="9pt" officeooo:paragraph-rsid="0161850f" style:font-size-asian="9pt" style:font-size-complex="9pt"/>
    </style:style>
    <style:style style:name="P27" style:family="paragraph" style:parent-style-name="Standard">
      <style:paragraph-properties fo:text-align="end" style:justify-single-word="false" style:snap-to-layout-grid="false"/>
      <style:text-properties style:use-window-font-color="true" style:font-name="DejaVu Sans1" fo:font-size="8pt" fo:font-weight="bold" officeooo:paragraph-rsid="0161850f" style:font-size-asian="8pt" style:font-weight-asian="bold" style:font-name-complex="Arial Narrow" style:font-size-complex="8pt" style:font-weight-complex="bold"/>
    </style:style>
    <style:style style:name="P28" style:family="paragraph" style:parent-style-name="Standard">
      <style:text-properties style:use-window-font-color="true" style:font-name="DejaVu Sans1" fo:font-size="8pt" officeooo:rsid="0163201e" officeooo:paragraph-rsid="01e6063e" style:font-size-asian="8pt" style:font-name-complex="Arial" style:font-size-complex="8pt"/>
    </style:style>
    <style:style style:name="P29" style:family="paragraph" style:parent-style-name="Standard">
      <style:text-properties officeooo:paragraph-rsid="001c9f96"/>
    </style:style>
    <style:style style:name="P30" style:family="paragraph" style:parent-style-name="Standard">
      <style:paragraph-properties fo:margin-left="0cm" fo:margin-right="-0.127cm" fo:text-align="center" style:justify-single-word="false" fo:text-indent="-0.12cm" style:auto-text-indent="false"/>
      <style:text-properties style:use-window-font-color="true" style:font-name="Arial Narrow" fo:font-size="10pt" fo:font-weight="bold" officeooo:paragraph-rsid="0161850f" style:font-size-asian="10pt" style:font-weight-asian="bold" style:font-name-complex="Arial Narrow" style:font-size-complex="10pt" style:font-weight-complex="bold"/>
    </style:style>
    <style:style style:name="P31" style:family="paragraph" style:parent-style-name="Standard">
      <style:paragraph-properties fo:margin-left="0cm" fo:margin-right="-0.123cm" fo:text-indent="0cm" style:auto-text-indent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32" style:family="paragraph" style:parent-style-name="Standard">
      <style:paragraph-properties fo:margin-top="0cm" fo:margin-bottom="0.071cm" loext:contextual-spacing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33" style:family="paragraph" style:parent-style-name="Standard">
      <style:paragraph-properties fo:margin-left="0cm" fo:margin-right="0cm" fo:text-indent="0cm" style:auto-text-indent="false" style:writing-mode="pag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34" style:family="paragraph" style:parent-style-name="Text_20_body">
      <style:paragraph-properties fo:margin-top="0cm" fo:margin-bottom="0cm" loext:contextual-spacing="false" fo:line-height="100%"/>
      <style:text-properties style:use-window-font-color="true" fo:font-size="4pt" style:font-size-asian="3.5pt" style:font-size-complex="4pt"/>
    </style:style>
    <style:style style:name="P35" style:family="paragraph" style:parent-style-name="Standard">
      <style:paragraph-properties fo:margin-left="0.199cm" fo:margin-right="0.199cm" fo:text-indent="0cm" style:auto-text-indent="false" style:writing-mode="page"/>
      <style:text-properties style:use-window-font-color="true" style:font-name="Arial Narrow" fo:font-size="10pt" officeooo:rsid="00172e7c" officeooo:paragraph-rsid="01680bc5" style:font-size-asian="10pt" style:font-name-complex="Arial Narrow" style:font-size-complex="10pt"/>
    </style:style>
    <style:style style:name="P36" style:family="paragraph" style:parent-style-name="Standard">
      <style:paragraph-properties fo:margin-left="0.199cm" fo:margin-right="0.199cm" fo:text-indent="0cm" style:auto-text-indent="false" style:writing-mode="page"/>
      <style:text-properties style:use-window-font-color="true" style:font-name="Arial Narrow" fo:font-size="10pt" officeooo:rsid="008dc206" officeooo:paragraph-rsid="01680bc5" style:font-size-asian="10pt" style:font-name-complex="Arial Narrow" style:font-size-complex="10pt"/>
    </style:style>
    <style:style style:name="P37" style:family="paragraph" style:parent-style-name="Standard">
      <style:paragraph-properties fo:margin-left="0.199cm" fo:margin-right="0.199cm" fo:text-indent="0cm" style:auto-text-indent="false" style:writing-mode="page"/>
      <style:text-properties style:use-window-font-color="true" style:font-name="Arial Narrow" fo:font-size="10pt" fo:font-weight="normal" officeooo:rsid="001fe8d0" officeooo:paragraph-rsid="01680bc5" style:font-size-asian="10pt" style:font-weight-asian="normal" style:font-name-complex="Arial Narrow" style:font-size-complex="10pt" style:font-weight-complex="normal"/>
    </style:style>
    <style:style style:name="P38" style:family="paragraph" style:parent-style-name="Standard">
      <style:paragraph-properties fo:margin-left="0.199cm" fo:margin-right="0.199cm" fo:text-indent="0cm" style:auto-text-indent="false" style:writing-mode="page"/>
      <style:text-properties officeooo:paragraph-rsid="016ab1dd"/>
    </style:style>
    <style:style style:name="P39" style:family="paragraph" style:parent-style-name="Table_20_Contents">
      <style:paragraph-properties fo:margin-left="0.199cm" fo:margin-right="0.199cm" fo:text-indent="0cm" style:auto-text-indent="false" style:writing-mode="page"/>
      <style:text-properties style:use-window-font-color="true" style:font-name="Arial Narrow" fo:font-size="10pt" officeooo:rsid="014a8a4e" officeooo:paragraph-rsid="01680bc5" style:font-size-asian="10pt" style:font-name-complex="Arial Narrow" style:font-size-complex="10pt"/>
    </style:style>
    <style:style style:name="P40" style:family="paragraph" style:parent-style-name="Standard" style:master-page-name="">
      <style:paragraph-properties fo:margin-left="0.199cm" fo:margin-right="0.199cm" fo:text-indent="0cm" style:auto-text-indent="false" style:page-number="auto" fo:break-before="auto" fo:break-after="auto" style:writing-mode="page"/>
      <style:text-properties officeooo:paragraph-rsid="016ab1dd"/>
    </style:style>
    <style:style style:name="P41" style:family="paragraph" style:parent-style-name="Text_20_body">
      <style:paragraph-properties fo:break-before="auto" fo:break-after="auto"/>
    </style:style>
    <style:style style:name="P42" style:family="paragraph" style:parent-style-name="Table_20_Contents">
      <style:paragraph-properties fo:margin-left="0.101cm" fo:margin-right="0.199cm" fo:text-indent="0cm" style:auto-text-indent="false" text:number-lines="false" text:line-number="0" style:writing-mode="page"/>
      <style:text-properties style:use-window-font-color="true" style:font-name="Arial Narrow" fo:font-size="10pt" officeooo:rsid="014a8a4e" officeooo:paragraph-rsid="01680bc5" style:font-size-asian="10pt" style:font-name-complex="Arial Narrow" style:font-size-complex="10pt"/>
    </style:style>
    <style:style style:name="P43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8d3349"/>
    </style:style>
    <style:style style:name="P44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ae01f3"/>
    </style:style>
    <style:style style:name="P45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cbf417"/>
    </style:style>
    <style:style style:name="P46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cc76a3"/>
    </style:style>
    <style:style style:name="P47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20589ee"/>
    </style:style>
    <style:style style:name="P48" style:family="paragraph" style:parent-style-name="Standard">
      <style:paragraph-properties fo:text-align="start" style:justify-single-word="false" style:shadow="none">
        <style:tab-stops/>
      </style:paragraph-properties>
      <style:text-properties fo:font-size="8pt" officeooo:paragraph-rsid="018d3349" style:font-size-asian="8pt" style:font-size-complex="8pt"/>
    </style:style>
    <style:style style:name="P49" style:family="paragraph" style:parent-style-name="Standard">
      <style:paragraph-properties fo:text-align="start" style:justify-single-word="false" style:shadow="none">
        <style:tab-stops/>
      </style:paragraph-properties>
      <style:text-properties fo:font-size="8pt" officeooo:paragraph-rsid="0193c527" style:font-size-asian="8pt" style:font-size-complex="8pt"/>
    </style:style>
    <style:style style:name="P50" style:family="paragraph" style:parent-style-name="Standard">
      <style:paragraph-properties fo:text-align="start" style:justify-single-word="false" style:shadow="none">
        <style:tab-stops/>
      </style:paragraph-properties>
      <style:text-properties fo:font-size="8pt" officeooo:rsid="019754eb" officeooo:paragraph-rsid="019754eb" style:font-size-asian="7pt" style:font-size-complex="8pt"/>
    </style:style>
    <style:style style:name="P51" style:family="paragraph" style:parent-style-name="Standard">
      <style:paragraph-properties fo:text-align="start" style:justify-single-word="false" style:shadow="none">
        <style:tab-stops/>
      </style:paragraph-properties>
      <style:text-properties style:use-window-font-color="true" style:font-name="Arial Narrow" fo:font-size="8pt" officeooo:paragraph-rsid="01c75a53" style:font-size-asian="8pt" style:font-name-complex="Arial Narrow" style:font-size-complex="8pt"/>
    </style:style>
    <style:style style:name="P52" style:family="paragraph" style:parent-style-name="Standard">
      <style:paragraph-properties fo:margin-left="0cm" fo:margin-right="-0.127cm" fo:text-align="center" style:justify-single-word="false" fo:text-indent="0cm" style:auto-text-indent="false"/>
      <style:text-properties style:use-window-font-color="true" style:font-name="DejaVu Sans1" fo:font-size="8pt" fo:font-weight="bold" officeooo:paragraph-rsid="0161850f" style:font-size-asian="8pt" style:font-weight-asian="bold" style:font-name-complex="Arial Narrow" style:font-size-complex="8pt" style:font-weight-complex="bold"/>
    </style:style>
    <style:style style:name="P53" style:family="paragraph" style:parent-style-name="Preformatted_20_Text">
      <style:text-properties fo:color="#000000" style:font-name="DejaVu Sans Mono" fo:font-size="10pt" officeooo:rsid="01a8c93e" officeooo:paragraph-rsid="01a8c93e" style:font-size-asian="10pt" style:font-name-complex="Arial Narrow" style:font-size-complex="10pt"/>
    </style:style>
    <style:style style:name="P54" style:family="paragraph" style:parent-style-name="Standard">
      <style:paragraph-properties fo:margin-left="0cm" fo:margin-right="-0.48cm" fo:margin-top="0.106cm" fo:margin-bottom="0cm" loext:contextual-spacing="false" fo:text-indent="0cm" style:auto-text-indent="false" style:writing-mode="page"/>
      <style:text-properties style:font-name="Arial" fo:font-size="11pt" officeooo:rsid="002763ae" officeooo:paragraph-rsid="017f1ade" style:font-size-asian="11pt" style:font-size-complex="11pt"/>
    </style:style>
    <style:style style:name="P55" style:family="paragraph" style:parent-style-name="Standard">
      <style:text-properties officeooo:paragraph-rsid="001c9f96"/>
    </style:style>
    <style:style style:name="T1" style:family="text">
      <style:text-properties style:font-name="Arial Narrow" fo:font-weight="bold" style:font-weight-asian="bold" style:font-name-complex="Arial Narrow" style:font-weight-complex="bold"/>
    </style:style>
    <style:style style:name="T2" style:family="text">
      <style:text-properties style:font-name="Arial Narrow" style:font-name-complex="Arial Narrow" style:font-weight-complex="bold"/>
    </style:style>
    <style:style style:name="T3" style:family="text">
      <style:text-properties officeooo:rsid="0163201e"/>
    </style:style>
    <style:style style:name="T4" style:family="text">
      <style:text-properties officeooo:rsid="016577cf"/>
    </style:style>
    <style:style style:name="T5" style:family="text">
      <style:text-properties officeooo:rsid="01674c79"/>
    </style:style>
    <style:style style:name="T6" style:family="text">
      <style:text-properties fo:font-size="7pt" officeooo:rsid="00113b61" style:font-size-asian="7pt" style:font-size-complex="7pt"/>
    </style:style>
    <style:style style:name="T7" style:family="text">
      <style:text-properties fo:font-size="7pt" officeooo:rsid="01fc191f" style:font-size-asian="7pt" style:font-size-complex="7pt"/>
    </style:style>
    <style:style style:name="T8" style:family="text">
      <style:text-properties fo:font-size="8pt" officeooo:rsid="00113b61" style:font-size-asian="8pt" style:font-size-complex="8pt"/>
    </style:style>
    <style:style style:name="T9" style:family="text">
      <style:text-properties fo:font-size="8pt" officeooo:rsid="01b1b577" style:font-size-asian="8pt" style:font-size-complex="8pt"/>
    </style:style>
    <style:style style:name="T10" style:family="text">
      <style:text-properties fo:font-size="8pt" officeooo:rsid="01bdfd81" style:font-size-asian="8pt" style:font-size-complex="8pt"/>
    </style:style>
    <style:style style:name="T11" style:family="text">
      <style:text-properties fo:font-size="8pt" officeooo:rsid="01cdc294" style:font-size-asian="8pt" style:font-size-complex="8pt"/>
    </style:style>
    <style:style style:name="T12" style:family="text">
      <style:text-properties fo:font-size="8pt" officeooo:rsid="01dd3b8e" style:font-size-asian="8pt" style:font-size-complex="8pt"/>
    </style:style>
    <style:style style:name="T13" style:family="text">
      <style:text-properties fo:font-size="8pt" officeooo:rsid="02013ba0" style:font-size-asian="8pt" style:font-size-complex="8pt"/>
    </style:style>
    <style:style style:name="T14" style:family="text">
      <style:text-properties fo:font-size="8pt" officeooo:rsid="0204d27a" style:font-size-asian="8pt" style:font-size-complex="8pt"/>
    </style:style>
    <style:style style:name="T15" style:family="text">
      <style:text-properties fo:font-size="8pt" officeooo:rsid="020589ee" style:font-size-asian="8pt" style:font-size-complex="8pt"/>
    </style:style>
    <style:style style:name="T16" style:family="text">
      <style:text-properties style:font-name="Arial" officeooo:rsid="0163201e" style:font-name-complex="Arial"/>
    </style:style>
    <style:style style:name="T17" style:family="text">
      <style:text-properties style:font-name="DejaVu Sans1" officeooo:rsid="002763ae"/>
    </style:style>
    <style:style style:name="T18" style:family="text">
      <style:text-properties style:font-name="DejaVu Sans1" fo:font-size="8pt" officeooo:rsid="00113b61" style:font-size-asian="8pt" style:font-size-complex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bject.number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cnpj_cpf" text:name="py3o.object.company_id.cnpj_cpf"/>
        <text:user-field-decl office:value-type="string" office:string-value="object.company_id.display_name" text:name="py3o.object.company_id.display_name"/>
        <text:user-field-decl office:value-type="string" office:string-value="object.company_id.legal_name" text:name="py3o.object.company_id.legal_name"/>
        <text:user-field-decl office:value-type="string" office:string-value="object.company_id.logo" text:name="py3o.object.company_id.logo"/>
        <text:user-field-decl office:value-type="string" office:string-value="object.company_id.street" text:name="py3o.object.company_id.street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job_id.name" text:name="py3o.object.contract_id.job_id.name"/>
        <text:user-field-decl office:value-type="string" office:string-value="object.base_inss" text:name="py3o.base_inss"/>
        <text:user-field-decl office:value-type="string" office:string-value="object.base_fgts" text:name="py3o.base_fgts"/>
        <text:user-field-decl office:value-type="string" office:string-value="object.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  <text:user-field-decl office:value-type="string" office:string-value="object.total_proventos" text:name="py3o.object.total_proventos"/>
        <text:user-field-decl office:value-type="string" office:string-value="object.total_descontos" text:name="py3o.object.total_descontos"/>
        <text:user-field-decl office:value-type="string" office:string-value="line.quantity" text:name="py3o.line.quantity"/>
        <text:user-field-decl office:value-type="string" office:string-value="object.base_inss_fmt" text:name="py3o.object.base_inss_fmt"/>
        <text:user-field-decl office:value-type="string" office:string-value="object.companylogo" text:name="py3o.companylogo"/>
        <text:user-field-decl office:value-type="string" office:string-value="object.fgts_fmt" text:name="py3o.object.fgts_fmt"/>
        <text:user-field-decl office:value-type="string" office:string-value="object.base_fgts_fmt" text:name="py3o.object.base_fgts_fmt"/>
        <text:user-field-decl office:value-type="string" office:string-value="object.base_irpf_fmt" text:name="py3o.object.base_irpf_fmt"/>
        <text:user-field-decl office:value-type="string" office:string-value="object.total_folha_fmt" text:name="py3o.object.total_folha_fmt"/>
        <text:user-field-decl office:value-type="string" office:string-value="object.total_descontos_fmt" text:name="py3o.object.total_descontos_fmt"/>
        <text:user-field-decl office:value-type="string" office:string-value="object.total_proventos_fmt" text:name="py3o.object.total_proventos_fmt"/>
        <text:user-field-decl office:value-type="string" office:string-value="line.valor_provento_fmt" text:name="py3o.line.valor_provento_fmt"/>
        <text:user-field-decl office:value-type="string" office:string-value="line.valor_deducao_fmt" text:name="py3o.line.valor_deducao_fmt"/>
        <text:user-field-decl office:value-type="string" office:string-value="line.quantity_fmt" text:name="py3o.line.quantity_fmt"/>
        <text:user-field-decl office:value-type="string" office:string-value="object.salario_base_fmt" text:name="py3o.object.salario_base_fmt"/>
        <text:user-field-decl office:value-type="string" office:string-value="object.data_admissao_fmt" text:name="py3o.object.data_admissao_fmt"/>
        <text:user-field-decl office:value-type="string" office:string-value="object.ctps" text:name="py3o.object.ctps"/>
        <text:user-field-decl office:value-type="string" office:string-value="object.employee_id.ctps" text:name="py3o.object.employee_id.ctps"/>
        <text:user-field-decl office:value-type="string" office:string-value="object.employee_id.ctps_series" text:name="py3o.object.employee_id.ctps_series"/>
        <text:user-field-decl office:value-type="string" office:string-value="object.data_extenso" text:name="py3o.object.data_extenso"/>
        <text:user-field-decl office:value-type="string" office:string-value="object.company_id.number" text:name="py3o.object.company_id.number"/>
        <text:user-field-decl office:value-type="string" office:string-value="object.company_id.district" text:name="py3o.object.company_id.district"/>
        <text:user-field-decl office:value-type="string" office:string-value="object.company_id.l10n_br_city_id.name" text:name="py3o.object.company_id.l10n_br_city_id"/>
        <text:user-field-decl office:value-type="string" office:string-value="object.company_id.state_id" text:name="py3o.object.company_id.state_id"/>
        <text:user-field-decl office:value-type="string" office:string-value="object.company_id.zip" text:name="py3o.object.company_id.zip"/>
        <text:user-field-decl office:value-type="string" office:string-value="object.employee_id.id" text:name="py3o.object.employee_id.id"/>
        <text:user-field-decl office:value-type="string" office:string-value="object.periodo_aquisitivo_fmt" text:name="py3o.object.periodo_aquisitivo_fmt"/>
        <text:user-field-decl office:value-type="string" office:string-value="object.date_from" text:name="py3o.object.date_from"/>
        <text:user-field-decl office:value-type="string" office:string-value="object.date_to" text:name="py3o.object.date_to"/>
        <text:user-field-decl office:value-type="string" office:string-value="object.periodo_aquisitivo.inicio_aquisitivo" text:name="py3o.object.periodo_aquisitivo.inicio_aquisitivo"/>
        <text:user-field-decl office:value-type="string" office:string-value="object.periodo_aquisitivo.fim_aquisitivo" text:name="py3o.object.periodo_aquisitivo.fim_aquisitivo"/>
        <text:user-field-decl office:value-type="string" office:string-value="object.number" text:name="py3o.object.data_retorno"/>
        <text:user-field-decl office:value-type="string" office:string-value="object.data_pagamento" text:name="py3o.object.data_pagamento"/>
        <text:user-field-decl office:value-type="string" office:string-value="object.inicio_gozo_fmt" text:name="py3o.object.inicio_gozo_fmt"/>
        <text:user-field-decl office:value-type="string" office:string-value="object.fim_gozo_fmt" text:name="py3o.object.fim_gozo_fmt"/>
        <text:user-field-decl office:value-type="string" office:string-value="object.inicio_aquisitivo_fmt" text:name="py3o.object.inicio_aquisitivo_fmt"/>
        <text:user-field-decl office:value-type="string" office:string-value="object.fim_aquisitivo_fmt" text:name="py3o.object.fim_aquisitivo_fmt"/>
        <text:user-field-decl office:value-type="string" office:string-value="object.company_id.l10n_br_city_id.name" text:name="py3o.object.company_id.l10n_br_city_id.name"/>
        <text:user-field-decl office:value-type="string" office:string-value="company_logo" text:name="py3o.company_logo"/>
        <text:user-field-decl office:value-type="string" office:string-value="Document Name" text:name="py3o.doc_name"/>
        <text:user-field-decl office:value-type="string" office:string-value="Deposit State" text:name="py3o.o.state"/>
        <text:user-field-decl office:value-type="string" office:string-value="Deposit Number" text:name="py3o.o.name"/>
        <text:user-field-decl office:value-type="string" office:string-value="line.category_id" text:name="py3o.line.category_id"/>
        <text:user-field-decl office:value-type="string" office:string-value="line.category_id.code" text:name="py3o.line.category_id.code"/>
        <text:user-field-decl office:value-type="string" office:string-value="line1.display_name" text:name="py3o.line1.display_name"/>
        <text:user-field-decl office:value-type="string" office:string-value="line2.display_name" text:name="py3o.line2.display_name"/>
        <text:user-field-decl office:value-type="string" office:string-value="line.round_total" text:name="py3o.line.round_total"/>
        <text:user-field-decl office:value-type="string" office:string-value="object.company_id.state_id.name" text:name="py3o.object.company_id.state_id.name"/>
        <text:user-field-decl office:value-type="string" office:string-value="object.company_id.cnae" text:name="py3o.object.company_id.cnae"/>
        <text:user-field-decl office:value-type="string" office:string-value="object.company_id.cnpj_cei" text:name="py3o.object.company_id.cnpj_cei"/>
        <text:user-field-decl office:value-type="string" office:string-value="object.employee_id.pis_pasep" text:name="py3o.object.employee_id.pis_pasep"/>
        <text:user-field-decl office:value-type="string" office:string-value="object.employee_id.address_home_id" text:name="py3o.object.employee_id.address_home_id"/>
        <text:user-field-decl office:value-type="string" office:string-value="object.employee_id.cpf" text:name="py3o.object.employee_id.cpf"/>
        <text:user-field-decl office:value-type="string" office:string-value="object.employee_id.address_home_id.street" text:name="py3o.object.employee_id.address_home_id.street"/>
        <text:user-field-decl office:value-type="string" office:string-value="object.employee_id.address_home_id.number" text:name="py3o.object.employee_id.address_home_id.number"/>
        <text:user-field-decl office:value-type="string" office:string-value="object.employee_id.address_home_id.street2" text:name="py3o.object.employee_id.address_home_id.street2"/>
        <text:user-field-decl office:value-type="string" office:string-value="object.employee_id.address_home_id.district" text:name="py3o.object.employee_id.address_home_id.district"/>
        <text:user-field-decl office:value-type="string" office:string-value="object.employee_id.address_home_id.l10n_br_city_id.name" text:name="py3o.object.employee_id.address_home_id.l10n_br_city_id.name"/>
        <text:user-field-decl office:value-type="string" office:string-value="object.employee_id.address_home_id.state_id.name" text:name="py3o.object.employee_id.address_home_id.state_id.name"/>
        <text:user-field-decl office:value-type="string" office:string-value="object.employee_id.address_home_id.state_id.code" text:name="py3o.object.employee_id.address_home_id.state_id.code"/>
        <text:user-field-decl office:value-type="string" office:string-value="object.employee_id.address_home_id.zip" text:name="py3o.object.employee_id.address_home_id.zip"/>
        <text:user-field-decl office:value-type="string" office:string-value="object.employee_id.birthday" text:name="py3o.object.employee_id.birthday"/>
        <text:user-field-decl office:value-type="string" office:string-value="object.employee_id.mother_name" text:name="py3o.object.employee_id.mother_name"/>
        <text:user-field-decl office:value-type="string" office:string-value="object.contract_id.type_id.name" text:name="py3o.object.contract_id.tipo_do_contrato"/>
        <text:user-field-decl office:value-type="string" office:string-value="object.contract_id.resignation_cause_id.name" text:name="py3o.object.contract_id.resignation_cause_id.name"/>
        <text:user-field-decl office:value-type="string" office:string-value="object.contract_id.notice_of_termination_date" text:name="py3o.object.contract_id.notice_of_termination_date"/>
        <text:user-field-decl office:value-type="string" office:string-value="object.contract_id.resignation_date" text:name="py3o.object.contract_id.resignation_date"/>
        <text:user-field-decl office:value-type="string" office:string-value="object.contract_id.resignation_cause_id.code" text:name="py3o.object.contract_id.resignation_cause_id.code"/>
        <text:user-field-decl office:value-type="string" office:string-value="object.contract_id.union_entity_code" text:name="py3o.object.contract_id.union_entity_code"/>
        <text:user-field-decl office:value-type="string" office:string-value="object.contract_id.union_cnpj" text:name="py3o.object.contract_id.union_cnpj"/>
        <text:user-field-decl office:value-type="string" office:string-value="object.contract_id.union" text:name="py3o.object.contract_id.union"/>
        <text:user-field-decl office:value-type="string" office:string-value="object.employee_id.birthday_fmt" text:name="py3o.object.employee_id.birthday_fmt"/>
        <text:user-field-decl office:value-type="string" office:string-value="object.contract_id.aviso_previo_fmt" text:name="py3o.object.contract_id.aviso_previo_fmt"/>
        <text:user-field-decl office:value-type="string" office:string-value="object.contract_id.data_afastamento_fmt" text:name="py3o.object.contract_id.data_afastamento_fmt"/>
        <text:user-field-decl office:value-type="string" office:string-value="object.employee_id.ctps_uf_id.code" text:name="py3o.object.employee_id.ctps_uf_id.code"/>
        <text:user-field-decl office:value-type="string" office:string-value="ultimo_salario" text:name="py3o.ultimo_salario"/>
        <text:user-field-decl office:value-type="string" office:string-value="object.data_afastamento" text:name="py3o.object.data_afastamento"/>
      </text:user-field-decls>
      <text:p text:style-name="P40"><text:span text:style-name="T7">​</text:span><text:a xlink:type="simple" xlink:href="py3o://for=%22object%20in%20objects%22" text:style-name="Internet_20_link" text:visited-style-name="Visited_20_Internet_20_Link"><text:span text:style-name="T6">for="object in objects"</text:span></text:a></text:p>
      <text:p text:style-name="P38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3">TERMO DE RESCISÃO DE CONTRATO DE TRABALHO - TRCT</text:p>
          </table:table-cell>
        </table:table-row>
      </table:table>
      <text:p text:style-name="P3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5" office:value-type="string">
            <text:p text:style-name="P15">IDENTIFICAÇÃO DO EMPREGADOR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2">01 CNPJ / CEI</text:p>
            <text:p text:style-name="P36"><text:user-field-get text:name="py3o.object.company_id.cnpj_cpf">object.company_id.cnpj_cpf</text:user-field-get></text:p>
          </table:table-cell>
          <table:table-cell table:style-name="Table1.B2" table:number-columns-spanned="4" office:value-type="string">
            <text:p text:style-name="P2">02 Razão Social/Nome</text:p>
            <text:p text:style-name="P35"><text:user-field-get text:name="py3o.object.company_id.legal_name">object.company_id.legal_name</text:user-field-get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4" office:value-type="string">
            <text:p text:style-name="P2">03 Endereço (logradouro, nº, andar, apartamento)</text:p>
            <text:p text:style-name="P35"><text:user-field-get text:name="py3o.object.company_id.street">object.company_id.street</text:user-field-get> <text:user-field-get text:name="py3o.object.company_id.number">object.company_id.number</text:user-field-get></text:p>
          </table:table-cell>
          <table:covered-table-cell/>
          <table:covered-table-cell/>
          <table:covered-table-cell/>
          <table:table-cell table:style-name="Table1.E3" office:value-type="string">
            <text:p text:style-name="P2">04 Bairro</text:p>
            <text:p text:style-name="P39"><text:user-field-get text:name="py3o.object.company_id.district">object.company_id.district</text:user-field-get> </text:p>
          </table:table-cell>
        </table:table-row>
        <table:table-row table:style-name="Table1.1">
          <table:table-cell table:style-name="Table1.A4" office:value-type="string">
            <text:p text:style-name="P2">05 Município</text:p>
            <text:p text:style-name="P39"><text:user-field-get text:name="py3o.object.company_id.l10n_br_city_id.name">object.company_id.l10n_br_city_id.name</text:user-field-get></text:p>
          </table:table-cell>
          <table:table-cell table:style-name="Table1.B4" office:value-type="string">
            <text:p text:style-name="P2">06 UF</text:p>
            <text:p text:style-name="P39"><text:user-field-get text:name="py3o.object.company_id.state_id.name">object.company_id.state_id.name</text:user-field-get></text:p>
          </table:table-cell>
          <table:table-cell table:style-name="Table1.C4" office:value-type="string">
            <text:p text:style-name="P2">07 CEP</text:p>
            <text:p text:style-name="P39"><text:user-field-get text:name="py3o.object.company_id.zip">object.company_id.zip</text:user-field-get></text:p>
          </table:table-cell>
          <table:table-cell table:style-name="Table1.D4" office:value-type="string">
            <text:p text:style-name="P33">08 CNAE</text:p>
            <text:p text:style-name="P33"><text:user-field-get text:name="py3o.object.company_id.cnae">object.company_id.cnae</text:user-field-get></text:p>
          </table:table-cell>
          <table:table-cell table:style-name="Table1.E4" office:value-type="string">
            <text:p text:style-name="P2">09 CNPJ/CEI Tomadora/Obra</text:p>
            <text:p text:style-name="P11"><text:user-field-get text:name="py3o.object.company_id.cnpj_cei">object.company_id.cnpj_cei</text:user-field-get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L"/>
        <table:table-column table:style-name="Table4.M"/>
        <table:table-column table:style-name="Table4.N"/>
        <table:table-row table:style-name="Table4.1">
          <table:table-cell table:style-name="Table4.A1" table:number-columns-spanned="14" office:value-type="string">
            <text:p text:style-name="P16">IDENTIFICAÇÃO DO TRABALHADO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2">10 PIS/PASEP</text:p>
            <text:p text:style-name="P2"><text:user-field-get text:name="py3o.object.employee_id.pis_pasep">object.employee_id.pis_pasep</text:user-field-get></text:p>
          </table:table-cell>
          <table:table-cell table:style-name="Table4.B2" table:number-columns-spanned="13" office:value-type="string">
            <text:p text:style-name="P2">11 Nome</text:p>
            <text:p text:style-name="P37"><text:user-field-get text:name="py3o.object.employee_id.name">object.employee_id.na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">
          <table:table-cell table:style-name="Table4.A3" table:number-columns-spanned="11" office:value-type="string">
            <text:p text:style-name="P2">12 Endereço (Logradouro, nº, andar, apartamento)</text:p>
            <text:p text:style-name="P2"><text:user-field-get text:name="py3o.object.employee_id.address_home_id.street">object.employee_id.address_home_id.street</text:user-field-get> <text:user-field-get text:name="py3o.object.employee_id.address_home_id.number">object.employee_id.address_home_id.number</text:user-field-get> <text:user-field-get text:name="py3o.object.employee_id.address_home_id.street2">object.employee_id.address_home_id.street2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L3" table:number-columns-spanned="3" office:value-type="string">
            <text:p text:style-name="P2">13 Bairro</text:p>
            <text:p text:style-name="P14"><text:user-field-get text:name="py3o.object.employee_id.address_home_id.district">object.employee_id.address_home_id.district</text:user-field-get></text:p>
          </table:table-cell>
          <table:covered-table-cell/>
          <table:covered-table-cell/>
        </table:table-row>
        <table:table-row table:style-name="Table4.4">
          <table:table-cell table:style-name="Table4.A4" office:value-type="string">
            <text:p text:style-name="P2">14 Município</text:p>
            <text:p text:style-name="P12"><text:user-field-get text:name="py3o.object.employee_id.address_home_id.l10n_br_city_id.name">object.employee_id.address_home_id.l10n_br_city_id.name</text:user-field-get></text:p>
          </table:table-cell>
          <table:table-cell table:style-name="Table4.B4" table:number-columns-spanned="3" office:value-type="string">
            <text:p text:style-name="P13">15 UF<text:span text:style-name="T16"> </text:span></text:p>
            <text:p text:style-name="P28"><text:user-field-get text:name="py3o.object.employee_id.address_home_id.state_id.code">object.employee_id.address_home_id.state_id.code</text:user-field-get></text:p>
          </table:table-cell>
          <table:covered-table-cell/>
          <table:covered-table-cell/>
          <table:table-cell table:style-name="Table4.E4" table:number-columns-spanned="3" office:value-type="string">
            <text:p text:style-name="P2">16 CEP</text:p>
            <text:p text:style-name="P2"><text:user-field-get text:name="py3o.object.employee_id.address_home_id.zip">object.employee_id.address_home_id.zip</text:user-field-get></text:p>
          </table:table-cell>
          <table:covered-table-cell/>
          <table:covered-table-cell/>
          <table:table-cell table:style-name="Table4.H4" table:number-columns-spanned="4" office:value-type="string">
            <text:p text:style-name="P2">17 Carteira de Trabalho (nº, série, UF)</text:p>
            <text:p text:style-name="P42"><text:user-field-get text:name="py3o.object.employee_id.ctps">object.employee_id.ctps</text:user-field-get> <text:user-field-get text:name="py3o.object.employee_id.ctps_series">object.employee_id.ctps_series</text:user-field-get> <text:user-field-get text:name="py3o.object.employee_id.ctps_uf_id.code">object.employee_id.ctps_uf_id.code</text:user-field-get></text:p>
          </table:table-cell>
          <table:covered-table-cell/>
          <table:covered-table-cell/>
          <table:covered-table-cell/>
          <table:table-cell table:style-name="Table4.L4" table:number-columns-spanned="3" office:value-type="string">
            <text:p text:style-name="P8">18 CPF</text:p>
            <text:p text:style-name="P8"><text:user-field-get text:name="py3o.object.employee_id.cpf">object.employee_id.cpf</text:user-field-get></text:p>
          </table:table-cell>
          <table:covered-table-cell/>
          <table:covered-table-cell/>
        </table:table-row>
        <table:table-row table:style-name="Table4.1">
          <table:table-cell table:style-name="Table4.A5" table:number-columns-spanned="7" office:value-type="string">
            <text:p text:style-name="P2">19 Data de nascimento</text:p>
            <text:p text:style-name="P2"><text:user-field-get text:name="py3o.object.employee_id.birthday_fmt">object.employee_id.birthday_fm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H5" table:number-columns-spanned="7" office:value-type="string">
            <text:p text:style-name="P2">20 Nome da mãe</text:p>
            <text:p text:style-name="P2"><text:user-field-get text:name="py3o.object.employee_id.mother_name">object.employee_id.mother_na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6">
          <table:table-cell table:style-name="Table4.A1" table:number-columns-spanned="14" office:value-type="string">
            <text:p text:style-name="P16">DADOS DO CONTRA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7">
          <table:table-cell table:style-name="Table4.A7" table:number-columns-spanned="14" office:value-type="string">
            <text:p text:style-name="P2">21 Tipo de Contrato</text:p>
            <text:p text:style-name="P2"><text:user-field-get text:name="py3o.object.contract_id.tipo_do_contrato">object.contract_id.type_id.na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8">
          <table:table-cell table:style-name="Table4.A8" table:number-columns-spanned="14" office:value-type="string">
            <text:p text:style-name="P8">22 Causa do afastamento</text:p>
            <text:p text:style-name="P8"><text:user-field-get text:name="py3o.object.contract_id.resignation_cause_id.name">object.contract_id.resignation_cause_id.na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8">
          <table:table-cell table:style-name="Table4.A9" table:number-columns-spanned="2" office:value-type="string">
            <text:p text:style-name="P2">23 Remuneração Mês Anterior</text:p>
            <text:p text:style-name="P2"><text:user-field-get text:name="py3o.ultimo_salario">ultimo_salario</text:user-field-get></text:p>
          </table:table-cell>
          <table:covered-table-cell/>
          <table:table-cell table:style-name="Table4.C9" table:number-columns-spanned="4" office:value-type="string">
            <text:p text:style-name="P2">24 Data de admissão</text:p>
            <text:p text:style-name="P2"><text:user-field-get text:name="py3o.object.data_admissao_fmt">object.data_admissao_fmt</text:user-field-get></text:p>
          </table:table-cell>
          <table:covered-table-cell/>
          <table:covered-table-cell/>
          <table:covered-table-cell/>
          <table:table-cell table:style-name="Table4.G9" table:number-columns-spanned="3" office:value-type="string">
            <text:p text:style-name="P2">25 Data do aviso prévio</text:p>
            <text:p text:style-name="P2"><text:user-field-get text:name="py3o.object.contract_id.aviso_previo_fmt">object.contract_id.aviso_previo_fmt</text:user-field-get></text:p>
          </table:table-cell>
          <table:covered-table-cell/>
          <table:covered-table-cell/>
          <table:table-cell table:style-name="Table4.J9" table:number-columns-spanned="3" office:value-type="string">
            <text:p text:style-name="P2">26 Data de Afastamento</text:p>
            <text:p text:style-name="P9"><text:user-field-get text:name="py3o.object.data_afastamento">object.data_afastamento</text:user-field-get></text:p>
          </table:table-cell>
          <table:covered-table-cell/>
          <table:covered-table-cell/>
          <table:table-cell table:style-name="Table4.M9" table:number-columns-spanned="2" office:value-type="string">
            <text:p text:style-name="P8">27 Cód. Afastamento</text:p>
            <text:p text:style-name="P8"><text:user-field-get text:name="py3o.object.contract_id.resignation_cause_id.code">object.contract_id.resignation_cause_id.code</text:user-field-get></text:p>
          </table:table-cell>
          <table:covered-table-cell/>
        </table:table-row>
        <table:table-row table:style-name="Table4.10">
          <table:table-cell table:style-name="Table4.A10" table:number-columns-spanned="2" office:value-type="string">
            <text:p text:style-name="P2">28 Pensão Alim. (%) TRCT</text:p>
            <text:p text:style-name="P2"/>
          </table:table-cell>
          <table:covered-table-cell/>
          <table:table-cell table:style-name="Table4.C10" table:number-columns-spanned="4" office:value-type="string">
            <text:p text:style-name="P8">29 Pensão alim. (%) <text:span text:style-name="T3">FGTS</text:span></text:p>
          </table:table-cell>
          <table:covered-table-cell/>
          <table:covered-table-cell/>
          <table:covered-table-cell/>
          <table:table-cell table:style-name="Table4.G10" table:number-columns-spanned="8" office:value-type="string">
            <text:p text:style-name="P2">30 Categoria do Trabalhador</text:p>
            <text:p text:style-name="P2"><text:user-field-get text:name="py3o.object.contract_id.tipo_do_contrato">object.contract_id.type_id.na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8">
          <table:table-cell table:style-name="Table4.A11" table:number-columns-spanned="2" office:value-type="string">
            <text:p text:style-name="P2">31 Código Sindical</text:p>
            <text:p text:style-name="P2"><text:user-field-get text:name="py3o.object.contract_id.union_entity_code">object.contract_id.union_entity_code</text:user-field-get></text:p>
          </table:table-cell>
          <table:covered-table-cell/>
          <table:table-cell table:style-name="Table4.C11" table:number-columns-spanned="12" office:value-type="string">
            <text:p text:style-name="P2">32 CNPJ e Nome da Entidade Sindical Laboral</text:p>
            <text:p text:style-name="P2"><text:user-field-get text:name="py3o.object.contract_id.union_cnpj">object.contract_id.union_cnpj</text:user-field-get> <text:user-field-get text:name="py3o.object.contract_id.union">object.contract_id.union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2">
          <table:table-cell table:style-name="Table4.A1" table:number-columns-spanned="14" office:value-type="string">
            <text:p text:style-name="P16">DISCRIMINAÇÃO DAS VERBAS RESCISÓRI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3">
          <table:table-cell table:style-name="Table4.A13" table:number-columns-spanned="14" office:value-type="string">
            <text:p text:style-name="P16">VERBAS RESCISÓRI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4">
          <table:table-cell table:style-name="Table4.A14" table:number-columns-spanned="3" office:value-type="string">
            <text:p text:style-name="P19">Rubricas</text:p>
          </table:table-cell>
          <table:covered-table-cell/>
          <table:covered-table-cell/>
          <table:table-cell table:style-name="Table4.D14" table:number-columns-spanned="2" office:value-type="string">
            <text:p text:style-name="P26"><text:span text:style-name="T1">Valor </text:span><text:span text:style-name="T2">(R$)</text:span></text:p>
          </table:table-cell>
          <table:covered-table-cell/>
          <table:table-cell table:style-name="Table4.F14" table:number-columns-spanned="3" office:value-type="string">
            <text:p text:style-name="P19">Rubricas</text:p>
          </table:table-cell>
          <table:covered-table-cell/>
          <table:covered-table-cell/>
          <table:table-cell table:style-name="Table4.I14" table:number-columns-spanned="2" office:value-type="string">
            <text:p text:style-name="P26"><text:span text:style-name="T1">Valor </text:span><text:span text:style-name="T2">(R$)</text:span></text:p>
          </table:table-cell>
          <table:covered-table-cell/>
          <table:table-cell table:style-name="Table4.K14" table:number-columns-spanned="3" office:value-type="string">
            <text:p text:style-name="P19">Rubricas</text:p>
          </table:table-cell>
          <table:covered-table-cell/>
          <table:covered-table-cell/>
          <table:table-cell table:style-name="Table4.N14" office:value-type="string">
            <text:p text:style-name="P26"><text:span text:style-name="T1">Valor </text:span><text:span text:style-name="T2">(R$)</text:span></text:p>
          </table:table-cell>
        </table:table-row>
        <table:table-row table:style-name="Table4.15">
          <table:table-cell table:style-name="Table4.A15" table:number-columns-spanned="5" office:value-type="string">
            <text:p text:style-name="P29"><text:a xlink:type="simple" xlink:href="py3o://for=%22line%20in%20correct_line_ids%22" text:style-name="Internet_20_link" text:visited-style-name="Visited_20_Internet_20_Link"><text:span text:style-name="T13">for="line in correct_line_ids"</text:span></text:a></text:p>
          </table:table-cell>
          <table:covered-table-cell/>
          <table:covered-table-cell/>
          <table:covered-table-cell/>
          <table:covered-table-cell/>
          <table:table-cell table:style-name="Table4.F15" table:number-columns-spanned="3" office:value-type="string">
            <text:p text:style-name="P29"><text:a xlink:type="simple" xlink:href="py3o://for=%22line%20in%20correct_line_ids%22" text:style-name="Internet_20_link" text:visited-style-name="Visited_20_Internet_20_Link"><text:span text:style-name="T13">for="line in correct_line_ids"</text:span></text:a></text:p>
          </table:table-cell>
          <table:covered-table-cell/>
          <table:covered-table-cell/>
          <table:table-cell table:style-name="Table4.I15" table:number-columns-spanned="2" office:value-type="string">
            <text:p text:style-name="Standard"/>
          </table:table-cell>
          <table:covered-table-cell/>
          <table:table-cell table:style-name="Table4.K15" table:number-columns-spanned="3" office:value-type="string">
            <text:p text:style-name="P29"><text:a xlink:type="simple" xlink:href="py3o://for=%22line%20in%20correct_line_ids%22" text:style-name="Internet_20_link" text:visited-style-name="Visited_20_Internet_20_Link"><text:span text:style-name="T13">for="line in correct_line_ids"</text:span></text:a></text:p>
          </table:table-cell>
          <table:covered-table-cell/>
          <table:covered-table-cell/>
          <table:table-cell table:style-name="Table4.N15" office:value-type="string">
            <text:p text:style-name="Standard"/>
          </table:table-cell>
        </table:table-row>
        <table:table-row table:style-name="Table4.16">
          <table:table-cell table:style-name="Table4.A16" table:number-columns-spanned="5" office:value-type="string">
            <text:p text:style-name="P43"><text:a xlink:type="simple" xlink:href="py3o://if=%22line.code%20==%20'PROVENTO'%20and%20line.column%253%20==%200%22" text:style-name="Internet_20_link" text:visited-style-name="Visited_20_Internet_20_Link"><text:span text:style-name="T14">if="line.code == 'PROVENTO' and line.column%3 == 0"</text:span></text:a></text:p>
          </table:table-cell>
          <table:covered-table-cell/>
          <table:covered-table-cell/>
          <table:covered-table-cell/>
          <table:covered-table-cell/>
          <table:table-cell table:style-name="Table4.F16" table:number-columns-spanned="3" office:value-type="string">
            <text:p text:style-name="P47"><text:a xlink:type="simple" xlink:href="py3o://if=%22line.code%20==%20'PROVENTO'%20and%20line.column%253%20==%201%22" text:style-name="Internet_20_link" text:visited-style-name="Visited_20_Internet_20_Link"><text:span text:style-name="T15">if="line.code == 'PROVENTO' and line.column%3 == 1"</text:span></text:a></text:p>
          </table:table-cell>
          <table:covered-table-cell/>
          <table:covered-table-cell/>
          <table:table-cell table:style-name="Table4.I16" table:number-columns-spanned="2" office:value-type="string">
            <text:p text:style-name="Standard"/>
          </table:table-cell>
          <table:covered-table-cell/>
          <table:table-cell table:style-name="Table4.K16" table:number-columns-spanned="3" office:value-type="string">
            <text:p text:style-name="P47"><text:a xlink:type="simple" xlink:href="py3o://if=%22line.code%20==%20'PROVENTO'%20and%20line.column%253%20==%202%22" text:style-name="Internet_20_link" text:visited-style-name="Visited_20_Internet_20_Link"><text:span text:style-name="T15">if="line.code == 'PROVENTO' and line.column%3 == 2"</text:span></text:a></text:p>
          </table:table-cell>
          <table:covered-table-cell/>
          <table:covered-table-cell/>
          <table:table-cell table:style-name="Table4.N16" office:value-type="string">
            <text:p text:style-name="Standard"/>
          </table:table-cell>
        </table:table-row>
        <table:table-row table:style-name="Table4.16">
          <table:table-cell table:style-name="Table4.A17" table:number-columns-spanned="3" office:value-type="string">
            <text:p text:style-name="P50"><text:user-field-get text:name="py3o.line.display_name">line.display_name</text:user-field-get></text:p>
          </table:table-cell>
          <table:covered-table-cell/>
          <table:covered-table-cell/>
          <table:table-cell table:style-name="Table4.D17" table:number-columns-spanned="2" office:value-type="string">
            <text:p text:style-name="P48"><text:user-field-get text:name="py3o.line.valor_provento">line.valor_provento</text:user-field-get></text:p>
          </table:table-cell>
          <table:covered-table-cell/>
          <table:table-cell table:style-name="Table4.F17" table:number-columns-spanned="3" office:value-type="string">
            <text:p text:style-name="P50"><text:user-field-get text:name="py3o.line.display_name">line.display_name</text:user-field-get></text:p>
          </table:table-cell>
          <table:covered-table-cell/>
          <table:covered-table-cell/>
          <table:table-cell table:style-name="Table4.I17" table:number-columns-spanned="2" office:value-type="string">
            <text:p text:style-name="P48"><text:user-field-get text:name="py3o.line.valor_provento">line.valor_provento</text:user-field-get></text:p>
          </table:table-cell>
          <table:covered-table-cell/>
          <table:table-cell table:style-name="Table4.K17" table:number-columns-spanned="3" office:value-type="string">
            <text:p text:style-name="P50"><text:user-field-get text:name="py3o.line.display_name">line.display_name</text:user-field-get></text:p>
          </table:table-cell>
          <table:covered-table-cell/>
          <table:covered-table-cell/>
          <table:table-cell table:style-name="Table4.N17" office:value-type="string">
            <text:p text:style-name="P48"><text:user-field-get text:name="py3o.line.valor_provento">line.valor_provento</text:user-field-get></text:p>
          </table:table-cell>
        </table:table-row>
        <table:table-row table:style-name="Table4.18">
          <table:table-cell table:style-name="Table4.A18" table:number-columns-spanned="5" office:value-type="string">
            <text:p text:style-name="P49"><text:a xlink:type="simple" xlink:href="py3o:///if" text:style-name="Internet_20_link" text:visited-style-name="Visited_20_Internet_20_Link"><text:span text:style-name="T17">/if</text:span></text:a></text:p>
          </table:table-cell>
          <table:covered-table-cell/>
          <table:covered-table-cell/>
          <table:covered-table-cell/>
          <table:covered-table-cell/>
          <table:table-cell table:style-name="Table4.F18" table:number-columns-spanned="3" office:value-type="string">
            <text:p text:style-name="P49"><text:a xlink:type="simple" xlink:href="py3o:///if" text:style-name="Internet_20_link" text:visited-style-name="Visited_20_Internet_20_Link"><text:span text:style-name="T17">/if</text:span></text:a></text:p>
          </table:table-cell>
          <table:covered-table-cell/>
          <table:covered-table-cell/>
          <table:table-cell table:style-name="Table4.I18" table:number-columns-spanned="2" office:value-type="string">
            <text:p text:style-name="P49"><text:a xlink:type="simple" xlink:href="py3o:///if" text:style-name="Internet_20_link" text:visited-style-name="Visited_20_Internet_20_Link"><text:span text:style-name="T17">/if</text:span></text:a></text:p>
          </table:table-cell>
          <table:covered-table-cell/>
          <table:table-cell table:style-name="Table4.K18" table:number-columns-spanned="3" office:value-type="string">
            <text:p text:style-name="P20"/>
          </table:table-cell>
          <table:covered-table-cell/>
          <table:covered-table-cell/>
          <table:table-cell table:style-name="Table4.N18" office:value-type="string">
            <text:p text:style-name="Standard"/>
          </table:table-cell>
        </table:table-row>
        <table:table-row table:style-name="Table4.18">
          <table:table-cell table:style-name="Table4.A19" table:number-columns-spanned="5" office:value-type="string">
            <text:p text:style-name="P29"><text:a xlink:type="simple" xlink:href="py3o:///for" text:style-name="Internet_20_link" text:visited-style-name="Visited_20_Internet_20_Link"><text:span text:style-name="T8">/for</text:span></text:a></text:p>
          </table:table-cell>
          <table:covered-table-cell/>
          <table:covered-table-cell/>
          <table:covered-table-cell/>
          <table:covered-table-cell/>
          <table:table-cell table:style-name="Table4.F19" table:number-columns-spanned="3" office:value-type="string">
            <text:p text:style-name="P29"><text:a xlink:type="simple" xlink:href="py3o:///for" text:style-name="Internet_20_link" text:visited-style-name="Visited_20_Internet_20_Link"><text:span text:style-name="T8">/for</text:span></text:a></text:p>
          </table:table-cell>
          <table:covered-table-cell/>
          <table:covered-table-cell/>
          <table:table-cell table:style-name="Table4.I19" table:number-columns-spanned="2" office:value-type="string">
            <text:p text:style-name="P29"><text:a xlink:type="simple" xlink:href="py3o:///for" text:style-name="Internet_20_link" text:visited-style-name="Visited_20_Internet_20_Link"><text:span text:style-name="T8">/for</text:span></text:a></text:p>
          </table:table-cell>
          <table:covered-table-cell/>
          <table:table-cell table:style-name="Table4.K19" table:number-columns-spanned="3" office:value-type="string">
            <text:p text:style-name="Standard"/>
          </table:table-cell>
          <table:covered-table-cell/>
          <table:covered-table-cell/>
          <table:table-cell table:style-name="Table4.N19" office:value-type="string">
            <text:p text:style-name="Standard"/>
          </table:table-cell>
        </table:table-row>
        <table:table-row table:style-name="Table4.18">
          <table:table-cell table:style-name="Table4.A21" table:number-columns-spanned="14" office:value-type="string">
            <text:p text:style-name="P46"><text:a xlink:type="simple" xlink:href="py3o://for=%22line%20in%20object.line_ids%22" text:style-name="Internet_20_link" text:visited-style-name="Visited_20_Internet_20_Link"><text:span text:style-name="T8">for="line in object.line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8">
          <table:table-cell table:style-name="Table4.A21" table:number-columns-spanned="14" office:value-type="string">
            <text:p text:style-name="P45"><text:a xlink:type="simple" xlink:href="py3o://if=%22line.code%20==%20'BRUTO'%22" text:style-name="Internet_20_link" text:visited-style-name="Visited_20_Internet_20_Link"><text:span text:style-name="T11">if="line.code == 'BRUTO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2">
          <table:table-cell table:style-name="Table4.A22" table:number-columns-spanned="3" office:value-type="string">
            <text:p text:style-name="P2"/>
          </table:table-cell>
          <table:covered-table-cell/>
          <table:covered-table-cell/>
          <table:table-cell table:style-name="Table4.D22" table:number-columns-spanned="2" office:value-type="string">
            <text:p text:style-name="P1"/>
          </table:table-cell>
          <table:covered-table-cell/>
          <table:table-cell table:style-name="Table4.F22" table:number-columns-spanned="3" office:value-type="string">
            <text:p text:style-name="P2"/>
          </table:table-cell>
          <table:covered-table-cell/>
          <table:covered-table-cell/>
          <table:table-cell table:style-name="Table4.I22" table:number-columns-spanned="2" office:value-type="string">
            <text:p text:style-name="P2"/>
          </table:table-cell>
          <table:covered-table-cell/>
          <table:table-cell table:style-name="Table4.K22" table:number-columns-spanned="3" office:value-type="string">
            <text:p text:style-name="P30">TOTAL RESCISÓRIO BRUTO (R$)</text:p>
          </table:table-cell>
          <table:covered-table-cell/>
          <table:covered-table-cell/>
          <table:table-cell table:style-name="Table4.K22" office:value-type="string">
            <text:p text:style-name="P52"><text:user-field-get text:name="py3o.line.round_total">line.round_total</text:user-field-get></text:p>
          </table:table-cell>
        </table:table-row>
        <table:table-row table:style-name="Table4.22">
          <table:table-cell table:style-name="Table4.A24" table:number-columns-spanned="14" office:value-type="string">
            <text:p text:style-name="P51"><text:bookmark-start text:name="__DdeLink__2092_1378187034"/><text:a xlink:type="simple" xlink:href="py3o:///if" text:style-name="Internet_20_link" text:visited-style-name="Visited_20_Internet_20_Link"><text:span text:style-name="T17">/if</text:span></text:a><text:bookmark-end text:name="__DdeLink__2092_137818703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2">
          <table:table-cell table:style-name="Table4.A24" table:number-columns-spanned="14" office:value-type="string">
            <text:p text:style-name="P10"><text:a xlink:type="simple" xlink:href="py3o:///for" text:style-name="Internet_20_link" text:visited-style-name="Visited_20_Internet_20_Link"><text:span text:style-name="T18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4">
          <table:table-cell table:style-name="Table4.A1" table:number-columns-spanned="14" office:value-type="string">
            <text:p text:style-name="P16">DEDUÇÕ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6">
          <table:table-cell table:style-name="Table4.A26" table:number-columns-spanned="3" office:value-type="string">
            <text:p text:style-name="P19">Desconto</text:p>
          </table:table-cell>
          <table:covered-table-cell/>
          <table:covered-table-cell/>
          <table:table-cell table:style-name="Table4.D26" table:number-columns-spanned="2" office:value-type="string">
            <text:p text:style-name="P26"><text:span text:style-name="T1">Valor </text:span><text:span text:style-name="T2">(R$)</text:span></text:p>
          </table:table-cell>
          <table:covered-table-cell/>
          <table:table-cell table:style-name="Table4.F26" table:number-columns-spanned="3" office:value-type="string">
            <text:p text:style-name="P19">Desconto</text:p>
          </table:table-cell>
          <table:covered-table-cell/>
          <table:covered-table-cell/>
          <table:table-cell table:style-name="Table4.I26" table:number-columns-spanned="2" office:value-type="string">
            <text:p text:style-name="P26"><text:span text:style-name="T1">Valor </text:span><text:span text:style-name="T2">(R$)</text:span></text:p>
          </table:table-cell>
          <table:covered-table-cell/>
          <table:table-cell table:style-name="Table4.K26" table:number-columns-spanned="3" office:value-type="string">
            <text:p text:style-name="P19">Desconto</text:p>
          </table:table-cell>
          <table:covered-table-cell/>
          <table:covered-table-cell/>
          <table:table-cell table:style-name="Table4.N26" office:value-type="string">
            <text:p text:style-name="P26"><text:span text:style-name="T1">Valor </text:span><text:span text:style-name="T2">(R$)</text:span></text:p>
          </table:table-cell>
        </table:table-row>
        <table:table-row table:style-name="Table4.3">
          <table:table-cell table:style-name="Table4.A27" table:number-columns-spanned="5" office:value-type="string">
            <text:p text:style-name="P29"><text:a xlink:type="simple" xlink:href="py3o://for=%22line%20in%20object.line_ids%22" text:style-name="Internet_20_link" text:visited-style-name="Visited_20_Internet_20_Link"><text:span text:style-name="T8">for="line in object.line_ids"</text:span></text:a></text:p>
          </table:table-cell>
          <table:covered-table-cell/>
          <table:covered-table-cell/>
          <table:covered-table-cell/>
          <table:covered-table-cell/>
          <table:table-cell table:style-name="Table4.F27" table:number-columns-spanned="3" office:value-type="string">
            <text:p text:style-name="P20"/>
          </table:table-cell>
          <table:covered-table-cell/>
          <table:covered-table-cell/>
          <table:table-cell table:style-name="Table4.I27" table:number-columns-spanned="2" office:value-type="string">
            <text:p text:style-name="P21"/>
          </table:table-cell>
          <table:covered-table-cell/>
          <table:table-cell table:style-name="Table4.K27" table:number-columns-spanned="3" office:value-type="string">
            <text:p text:style-name="P20"/>
          </table:table-cell>
          <table:covered-table-cell/>
          <table:covered-table-cell/>
          <table:table-cell table:style-name="Table4.N27" office:value-type="string">
            <text:p text:style-name="P24"/>
          </table:table-cell>
        </table:table-row>
        <table:table-row table:style-name="Table4.14">
          <table:table-cell table:style-name="Table4.A28" table:number-columns-spanned="5" office:value-type="string">
            <text:p text:style-name="P44"><text:a xlink:type="simple" xlink:href="py3o://if=%22line.category_id.code%20not%20in%20['PROVENTO',%20'BRUTO',%20'REFERENCIA',%20'LIQUIDO',%20'FGTS']%22" text:style-name="Internet_20_link" text:visited-style-name="Visited_20_Internet_20_Link"><text:span text:style-name="T9">if="line.category_id.code not in ['PROVENTO', 'BRUTO', 'REFERENCIA', 'LIQUIDO', 'FGTS']"</text:span></text:a></text:p>
          </table:table-cell>
          <table:covered-table-cell/>
          <table:covered-table-cell/>
          <table:covered-table-cell/>
          <table:covered-table-cell/>
          <table:table-cell table:style-name="Table4.F28" table:number-columns-spanned="3" office:value-type="string">
            <text:p text:style-name="Standard"/>
          </table:table-cell>
          <table:covered-table-cell/>
          <table:covered-table-cell/>
          <table:table-cell table:style-name="Table4.I28" table:number-columns-spanned="2" office:value-type="string">
            <text:p text:style-name="Standard"/>
          </table:table-cell>
          <table:covered-table-cell/>
          <table:table-cell table:style-name="Table4.K28" table:number-columns-spanned="3" office:value-type="string">
            <text:p text:style-name="Standard"/>
          </table:table-cell>
          <table:covered-table-cell/>
          <table:covered-table-cell/>
          <table:table-cell table:style-name="Table4.N28" office:value-type="string">
            <text:p text:style-name="Standard"/>
          </table:table-cell>
        </table:table-row>
        <table:table-row table:style-name="Table4.29">
          <table:table-cell table:style-name="Table4.A29" table:number-columns-spanned="3" office:value-type="string">
            <text:p text:style-name="P50"><text:user-field-get text:name="py3o.line.display_name">line.display_name</text:user-field-get></text:p>
          </table:table-cell>
          <table:covered-table-cell/>
          <table:covered-table-cell/>
          <table:table-cell table:style-name="Table4.D29" table:number-columns-spanned="2" office:value-type="string">
            <text:p text:style-name="P48"><text:user-field-get text:name="py3o.line.valor_deducao_fmt">line.valor_deducao_fmt</text:user-field-get></text:p>
          </table:table-cell>
          <table:covered-table-cell/>
          <table:table-cell table:style-name="Table4.F29" table:number-columns-spanned="3" office:value-type="string">
            <text:p text:style-name="P20"/>
          </table:table-cell>
          <table:covered-table-cell/>
          <table:covered-table-cell/>
          <table:table-cell table:style-name="Table4.I29" table:number-columns-spanned="2" office:value-type="string">
            <text:p text:style-name="P21"/>
          </table:table-cell>
          <table:covered-table-cell/>
          <table:table-cell table:style-name="Table4.K29" table:number-columns-spanned="3" office:value-type="string">
            <text:p text:style-name="P20"/>
          </table:table-cell>
          <table:covered-table-cell/>
          <table:covered-table-cell/>
          <table:table-cell table:style-name="Table4.N29" office:value-type="string">
            <text:p text:style-name="P24"/>
          </table:table-cell>
        </table:table-row>
        <table:table-row table:style-name="Table4.30">
          <table:table-cell table:style-name="Table4.A30" table:number-columns-spanned="5" office:value-type="string">
            <text:p text:style-name="P49"><text:a xlink:type="simple" xlink:href="py3o:///if" text:style-name="Internet_20_link" text:visited-style-name="Visited_20_Internet_20_Link"><text:span text:style-name="T17">/if</text:span></text:a></text:p>
          </table:table-cell>
          <table:covered-table-cell/>
          <table:covered-table-cell/>
          <table:covered-table-cell/>
          <table:covered-table-cell/>
          <table:table-cell table:style-name="Table4.F30" table:number-columns-spanned="3" office:value-type="string">
            <text:p text:style-name="P22"/>
          </table:table-cell>
          <table:covered-table-cell/>
          <table:covered-table-cell/>
          <table:table-cell table:style-name="Table4.I30" table:number-columns-spanned="2" office:value-type="string">
            <text:p text:style-name="P20"/>
          </table:table-cell>
          <table:covered-table-cell/>
          <table:table-cell table:style-name="Table4.K30" table:number-columns-spanned="3" office:value-type="string">
            <text:p text:style-name="P20"/>
          </table:table-cell>
          <table:covered-table-cell/>
          <table:covered-table-cell/>
          <table:table-cell table:style-name="Table4.N30" office:value-type="string">
            <text:p text:style-name="P25"/>
          </table:table-cell>
        </table:table-row>
        <table:table-row table:style-name="Table4.31">
          <table:table-cell table:style-name="Table4.A31" table:number-columns-spanned="5" office:value-type="string">
            <text:p text:style-name="P29"><text:a xlink:type="simple" xlink:href="py3o:///for" text:style-name="Internet_20_link" text:visited-style-name="Visited_20_Internet_20_Link"><text:span text:style-name="T8">/for</text:span></text:a></text:p>
          </table:table-cell>
          <table:covered-table-cell/>
          <table:covered-table-cell/>
          <table:covered-table-cell/>
          <table:covered-table-cell/>
          <table:table-cell table:style-name="Table4.F31" table:number-columns-spanned="3" office:value-type="string">
            <text:p text:style-name="P22"/>
          </table:table-cell>
          <table:covered-table-cell/>
          <table:covered-table-cell/>
          <table:table-cell table:style-name="Table4.I31" table:number-columns-spanned="2" office:value-type="string">
            <text:p text:style-name="P20"/>
          </table:table-cell>
          <table:covered-table-cell/>
          <table:table-cell table:style-name="Table4.K31" table:number-columns-spanned="3" office:value-type="string">
            <text:p text:style-name="P20"/>
          </table:table-cell>
          <table:covered-table-cell/>
          <table:covered-table-cell/>
          <table:table-cell table:style-name="Table4.N31" office:value-type="string">
            <text:p text:style-name="P25"/>
          </table:table-cell>
        </table:table-row>
        <table:table-row table:style-name="Table4.32">
          <table:table-cell table:style-name="Table4.A32" table:number-columns-spanned="14" office:value-type="string">
            <text:p text:style-name="P29"><text:a xlink:type="simple" xlink:href="py3o://for=%22line%20in%20object.line_ids%22" text:style-name="Internet_20_link" text:visited-style-name="Visited_20_Internet_20_Link"><text:span text:style-name="T8">for="line in object.line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3">
          <table:table-cell table:style-name="Table4.A33" table:number-columns-spanned="14" office:value-type="string">
            <text:p text:style-name="P43"><text:a xlink:type="simple" xlink:href="py3o://if=%22line.code%20==%20'TOTAL_DESCONTOS'%22" text:style-name="Internet_20_link" text:visited-style-name="Visited_20_Internet_20_Link"><text:span text:style-name="T10">if="line.code == 'TOTAL_DESCONTOS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4.34">
          <table:table-cell table:style-name="Table4.A34" table:number-columns-spanned="3" office:value-type="string">
            <text:p text:style-name="P50"/>
          </table:table-cell>
          <table:covered-table-cell/>
          <table:covered-table-cell/>
          <table:table-cell table:style-name="Table4.D34" table:number-columns-spanned="2" office:value-type="string">
            <text:p text:style-name="P48"/>
          </table:table-cell>
          <table:covered-table-cell/>
          <table:table-cell table:style-name="Table4.F34" table:number-columns-spanned="3" office:value-type="string">
            <text:p text:style-name="P2"/>
          </table:table-cell>
          <table:covered-table-cell/>
          <table:covered-table-cell/>
          <table:table-cell table:style-name="Table4.I34" table:number-columns-spanned="2" office:value-type="string">
            <text:p text:style-name="P2"/>
          </table:table-cell>
          <table:covered-table-cell/>
          <table:table-cell table:style-name="Table4.K34" table:number-columns-spanned="3" office:value-type="string">
            <text:p text:style-name="P17">TOTAL DAS DEDUÇÕES <text:span text:style-name="T4">(R$)</text:span></text:p>
          </table:table-cell>
          <table:covered-table-cell/>
          <table:covered-table-cell/>
          <table:table-cell table:style-name="Table4.N34" office:value-type="string">
            <text:p text:style-name="P27"><text:user-field-get text:name="py3o.line.round_total">line.round_total</text:user-field-get></text:p>
          </table:table-cell>
        </table:table-row>
        <table:table-row table:style-name="Table4.35">
          <table:table-cell table:style-name="Table4.A35" table:number-columns-spanned="14" office:value-type="string">
            <text:p text:style-name="P49"><text:a xlink:type="simple" xlink:href="py3o:///if" text:style-name="Internet_20_link" text:visited-style-name="Visited_20_Internet_20_Link"><text:span text:style-name="T17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5">
          <table:table-cell table:style-name="Table4.A36" table:number-columns-spanned="14" office:value-type="string">
            <text:p text:style-name="P29"><text:a xlink:type="simple" xlink:href="py3o:///for" text:style-name="Internet_20_link" text:visited-style-name="Visited_20_Internet_20_Link"><text:span text:style-name="T8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5">
          <table:table-cell table:style-name="Table4.A37" table:number-columns-spanned="14" office:value-type="string">
            <text:p text:style-name="P29"><text:a xlink:type="simple" xlink:href="py3o://for=%22line%20in%20object.line_ids%22" text:style-name="Internet_20_link" text:visited-style-name="Visited_20_Internet_20_Link"><text:span text:style-name="T8">for="line in object.line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5">
          <table:table-cell table:style-name="Table4.A38" table:number-columns-spanned="14" office:value-type="string">
            <text:p text:style-name="P29"><text:a xlink:type="simple" xlink:href="py3o://if=%22line.code%20==%20'LIQUIDO'%22" text:style-name="Internet_20_link" text:visited-style-name="Visited_20_Internet_20_Link"><text:span text:style-name="T12">if="line.code == 'LIQUIDO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9">
          <table:table-cell table:style-name="Table4.A39" table:number-columns-spanned="3" office:value-type="string">
            <text:p text:style-name="P53"/>
          </table:table-cell>
          <table:covered-table-cell/>
          <table:covered-table-cell/>
          <table:table-cell table:style-name="Table4.D39" table:number-columns-spanned="2" office:value-type="string">
            <text:p text:style-name="P2"/>
          </table:table-cell>
          <table:covered-table-cell/>
          <table:table-cell table:style-name="Table4.F39" table:number-columns-spanned="3" office:value-type="string">
            <text:p text:style-name="P2"/>
          </table:table-cell>
          <table:covered-table-cell/>
          <table:covered-table-cell/>
          <table:table-cell table:style-name="Table4.I39" table:number-columns-spanned="2" office:value-type="string">
            <text:p text:style-name="P2"/>
          </table:table-cell>
          <table:covered-table-cell/>
          <table:table-cell table:style-name="Table4.K39" table:number-columns-spanned="3" office:value-type="string">
            <text:p text:style-name="P18">VALOR RESCISÓRIO LÍQUIDO (R$<text:span text:style-name="T5">)</text:span></text:p>
          </table:table-cell>
          <table:covered-table-cell/>
          <table:covered-table-cell/>
          <table:table-cell table:style-name="Table4.N39" office:value-type="string">
            <text:p text:style-name="P27"><text:user-field-get text:name="py3o.line.round_total">line.round_total</text:user-field-get></text:p>
          </table:table-cell>
        </table:table-row>
        <table:table-row table:style-name="Table4.35">
          <table:table-cell table:style-name="Table4.A41" table:number-columns-spanned="14" office:value-type="string">
            <text:p text:style-name="P49"><text:a xlink:type="simple" xlink:href="py3o:///if" text:style-name="Internet_20_link" text:visited-style-name="Visited_20_Internet_20_Link"><text:span text:style-name="T17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5">
          <table:table-cell table:style-name="Table4.A41" table:number-columns-spanned="14" office:value-type="string">
            <text:p text:style-name="P29"><text:a xlink:type="simple" xlink:href="py3o:///for" text:style-name="Internet_20_link" text:visited-style-name="Visited_20_Internet_20_Link"><text:span text:style-name="T8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table:number-columns-spanned="5" office:value-type="string">
            <text:p text:style-name="P16">FORMALIZAÇÃO DA RESCISÃO</text:p>
          </table:table-cell>
          <table:covered-table-cell/>
          <table:covered-table-cell/>
          <table:covered-table-cell/>
          <table:covered-table-cell/>
        </table:table-row>
        <table:table-row table:style-name="Table5.2">
          <table:table-cell table:style-name="Table5.A3" table:number-rows-spanned="2" office:value-type="string">
            <text:p text:style-name="P31">150 Local e data do recebimento</text:p>
            <text:p text:style-name="P1"/>
            <text:p text:style-name="P3"/>
          </table:table-cell>
          <table:table-cell table:style-name="Table5.B2" table:number-columns-spanned="2" office:value-type="string">
            <text:p text:style-name="P4"/>
          </table:table-cell>
          <table:covered-table-cell/>
          <table:table-cell table:style-name="Table5.D3" table:number-rows-spanned="2" table:number-columns-spanned="2" office:value-type="string">
            <text:p text:style-name="P2">151 Carimbo e assinatura do empregador ou preposto</text:p>
            <text:p text:style-name="P6"/>
            <text:p text:style-name="P2"/>
          </table:table-cell>
          <table:covered-table-cell/>
        </table:table-row>
        <table:table-row table:style-name="Table5.3">
          <table:covered-table-cell/>
          <table:table-cell table:style-name="Table5.B3" table:number-columns-spanned="2" office:value-type="string">
            <text:p text:style-name="P7"/>
          </table:table-cell>
          <table:covered-table-cell/>
          <table:covered-table-cell/>
          <table:covered-table-cell/>
        </table:table-row>
        <table:table-row table:style-name="Table5.4">
          <table:table-cell table:style-name="Table5.A4" table:number-columns-spanned="3" office:value-type="string">
            <text:p text:style-name="P2">152 Assinatura do trabalhador</text:p>
            <text:p text:style-name="P2"/>
            <text:p text:style-name="P6"/>
            <text:p text:style-name="P6"/>
          </table:table-cell>
          <table:covered-table-cell/>
          <table:covered-table-cell/>
          <table:table-cell table:style-name="Table5.D4" table:number-columns-spanned="2" office:value-type="string">
            <text:p text:style-name="P2">153 Assinatura do responsável legal do trabalhador</text:p>
          </table:table-cell>
          <table:covered-table-cell/>
        </table:table-row>
        <table:table-row table:style-name="Table5.5">
          <table:table-cell table:style-name="Table5.A5" table:number-columns-spanned="3" office:value-type="string">
            <text:p text:style-name="P2">154 HOMOLOGAÇÃO</text:p>
            <text:p text:style-name="P2">Foi prestada, gratuitamente, assistência ao trabalhador, nos termos do art. 477, § 1º, da Consolidação das Leis do Trabalho – CLT, sendo comprovado, neste ato, o efetivo pagamento das verbas rescisórias acima especificadas.</text:p>
            <text:p text:style-name="P2"/>
          </table:table-cell>
          <table:covered-table-cell/>
          <table:covered-table-cell/>
          <table:table-cell table:style-name="Table5.D7" table:number-rows-spanned="3" office:value-type="string">
            <text:p text:style-name="P2">155 Digital do Trabalhador</text:p>
          </table:table-cell>
          <table:table-cell table:style-name="Table5.E7" table:number-rows-spanned="3" office:value-type="string">
            <text:p text:style-name="P2">156 Digital do responsável legal</text:p>
          </table:table-cell>
        </table:table-row>
        <table:table-row table:style-name="Table5.6">
          <table:table-cell table:style-name="Table5.A6" table:number-columns-spanned="2" office:value-type="string">
            <text:p text:style-name="P2">Local e data</text:p>
            <text:p text:style-name="P2"/>
            <text:p text:style-name="P2"/>
            <text:p text:style-name="P2"/>
            <text:p text:style-name="P2"/>
          </table:table-cell>
          <table:covered-table-cell/>
          <table:table-cell table:style-name="Table5.C6" office:value-type="string">
            <text:p text:style-name="Standard"/>
          </table:table-cell>
          <table:covered-table-cell/>
          <table:covered-table-cell/>
        </table:table-row>
        <table:table-row table:style-name="Table5.7">
          <table:table-cell table:style-name="Table5.A7" table:number-columns-spanned="3" office:value-type="string">
            <text:p text:style-name="P2">Carimbo e assinatura do assistente</text:p>
          </table:table-cell>
          <table:covered-table-cell/>
          <table:covered-table-cell/>
          <table:covered-table-cell/>
          <table:covered-table-cell/>
        </table:table-row>
        <table:table-row table:style-name="Table5.8">
          <table:table-cell table:style-name="Table5.A9" table:number-rows-spanned="2" table:number-columns-spanned="3" office:value-type="string">
            <text:p text:style-name="P32">157 Identificação do órgão homologador</text:p>
            <text:p text:style-name="P2"/>
            <text:p text:style-name="P2"/>
            <text:p text:style-name="P2"/>
          </table:table-cell>
          <table:covered-table-cell/>
          <table:covered-table-cell/>
          <table:table-cell table:style-name="Table5.D9" table:number-rows-spanned="2" table:number-columns-spanned="2" office:value-type="string">
            <text:p text:style-name="P5">158 Recepção pelo Banco (data e carimbo)</text:p>
          </table:table-cell>
          <table:covered-table-cell/>
        </table:table-row>
        <table:table-row table:style-name="Table5.9">
          <table:covered-table-cell/>
          <table:covered-table-cell/>
          <table:covered-table-cell/>
          <table:covered-table-cell/>
          <table:covered-table-cell/>
        </table:table-row>
        <table:table-row table:style-name="Table5.10">
          <table:table-cell table:style-name="Table5.A10" table:number-columns-spanned="5" office:value-type="string">
            <text:p text:style-name="P6">A ASSISTÊNCIA NO ATO DA RESCISÃO CONTRATUAL É GRATUITA.</text:p>
          </table:table-cell>
          <table:covered-table-cell/>
          <table:covered-table-cell/>
          <table:covered-table-cell/>
          <table:covered-table-cell/>
        </table:table-row>
        <table:table-row table:style-name="Table5.11">
          <table:table-cell table:style-name="Table5.A10" table:number-columns-spanned="5" office:value-type="string">
            <text:p text:style-name="P2">Pode o trabalhador iniciar ação judicial quanto aos créditos resultantes das relações de trabalho até o limite de dois anos após a extinção do contrato de trabalho (Inc. XXIX, Art, 7º da Constituição Federal/1988).</text:p>
          </table:table-cell>
          <table:covered-table-cell/>
          <table:covered-table-cell/>
          <table:covered-table-cell/>
          <table:covered-table-cell/>
        </table:table-row>
      </table:table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loext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7-06-29T23:57:18.474535115</dc:date>
    <meta:editing-duration>P5DT15H49M57S</meta:editing-duration>
    <meta:editing-cycles>451</meta:editing-cycles>
    <meta:generator>LibreOffice/5.1.6.2$Linux_X86_64 LibreOffice_project/10m0$Build-2</meta:generator>
    <meta:document-statistic meta:table-count="4" meta:image-count="0" meta:object-count="0" meta:page-count="2" meta:paragraph-count="139" meta:word-count="426" meta:character-count="3794" meta:non-whitespace-character-count="3503"/>
    <meta:user-defined meta:name="decimal_separator">,</meta:user-defined>
    <meta:user-defined meta:name="digit_separator">.</meta:user-defined>
    <meta:user-defined meta:name="float_format">"%.2f"</meta:user-defined>
  </office:meta>
</office:document-meta>
</file>